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8BC3CA54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1cm"/>
    </style:style>
    <style:style style:name="co2" style:family="table-column">
      <style:table-column-properties fo:break-before="auto" style:column-width="7.066cm"/>
    </style:style>
    <style:style style:name="co3" style:family="table-column">
      <style:table-column-properties fo:break-before="auto" style:column-width="6.246cm"/>
    </style:style>
    <style:style style:name="co4" style:family="table-column">
      <style:table-column-properties fo:break-before="auto" style:column-width="4.606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3.514cm"/>
    </style:style>
    <style:style style:name="co7" style:family="table-column">
      <style:table-column-properties fo:break-before="auto" style:column-width="5.967cm"/>
    </style:style>
    <style:style style:name="co8" style:family="table-column">
      <style:table-column-properties fo:break-before="auto" style:column-width="3.568cm"/>
    </style:style>
    <style:style style:name="co9" style:family="table-column">
      <style:table-column-properties fo:break-before="auto" style:column-width="3.822cm"/>
    </style:style>
    <style:style style:name="co10" style:family="table-column">
      <style:table-column-properties fo:break-before="auto" style:column-width="3.179cm"/>
    </style:style>
    <style:style style:name="co11" style:family="table-column">
      <style:table-column-properties fo:break-before="auto" style:column-width="3.877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Default"/>
        <table:table-row table:style-name="ro1">
          <table:table-cell office:value-type="string">
            <text:p>Number Anchors</text:p>
          </table:table-cell>
          <table:table-cell office:value-type="string">
            <text:p>Max Random Time Between Transmisions</text:p>
          </table:table-cell>
          <table:table-cell office:value-type="string">
            <text:p>Average Packets received by Node</text:p>
          </table:table-cell>
          <table:table-cell office:value-type="string">
            <text:p>Desviación estandar</text:p>
          </table:table-cell>
          <table:table-cell office:value-type="string">
            <text:p>Intervalo de confianza</text:p>
          </table:table-cell>
          <table:table-cell office:value-type="string">
            <text:p>Interval 1</text:p>
          </table:table-cell>
          <table:table-cell office:value-type="string">
            <text:p>Interval 2</text:p>
          </table:table-cell>
          <table:table-cell office:value-type="string">
            <text:p>Tiempo llegada ultimo paquete</text:p>
          </table:table-cell>
          <table:table-cell office:value-type="string">
            <text:p>Desviación estandar</text:p>
          </table:table-cell>
          <table:table-cell office:value-type="string">
            <text:p>Intervalo de confianza</text:p>
          </table:table-cell>
          <table:table-cell office:value-type="string">
            <text:p>Interval 1</text:p>
          </table:table-cell>
          <table:table-cell office:value-type="string">
            <text:p>Interval 2</text:p>
          </table:table-cell>
          <table:table-cell/>
          <table:table-cell table:style-name="ce1" office:value-type="string">
            <text:p>Igual que antes pero en ms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 ms</text:p>
          </table:table-cell>
          <table:table-cell table:style-name="Default" office:value-type="float" office:value="6.716">
            <text:p>6,716</text:p>
          </table:table-cell>
          <table:table-cell office:value-type="float" office:value="2.39480251358626">
            <text:p>2,39480251358626</text:p>
          </table:table-cell>
          <table:table-cell table:formula="of:=CONFIDENCE(0.05;[.D2];1000)" office:value-type="float" office:value="0.148428670127124">
            <text:p>0,148428670127124</text:p>
          </table:table-cell>
          <table:table-cell table:formula="of:=[.C2]-[.E2]" office:value-type="float" office:value="6.56757132987288">
            <text:p>6,56757132987288</text:p>
          </table:table-cell>
          <table:table-cell table:formula="of:=[.C2]+[.E2]" office:value-type="float" office:value="6.86442867012712">
            <text:p>6,86442867012712</text:p>
          </table:table-cell>
          <table:table-cell table:formula="of:=0.016850317195438" office:value-type="float" office:value="0.016850317195438">
            <text:p>0,016850317195438</text:p>
          </table:table-cell>
          <table:table-cell office:value-type="float" office:value="0.00247799335354">
            <text:p>0,00247799335354</text:p>
          </table:table-cell>
          <table:table-cell table:formula="of:=CONFIDENCE(0.05;[.I2];1000)" office:value-type="float" office:value="0.000153584797060781">
            <text:p>0,000153584797060781</text:p>
          </table:table-cell>
          <table:table-cell table:formula="of:=[.H2]-[.J2]" office:value-type="float" office:value="0.0166967323983772">
            <text:p>0,0166967323983772</text:p>
          </table:table-cell>
          <table:table-cell table:formula="of:=[.H2]+[.J2]" office:value-type="float" office:value="0.0170039019924988">
            <text:p>0,0170039019924988</text:p>
          </table:table-cell>
          <table:table-cell table:formula="of:=[.H2]*1000" office:value-type="float" office:value="16.850317195438">
            <text:p>16,850317195438</text:p>
          </table:table-cell>
          <table:table-cell table:formula="of:=[.K2]*1000" office:value-type="float" office:value="16.6967323983772">
            <text:p>16,6967323983772</text:p>
          </table:table-cell>
          <table:table-cell table:formula="of:=[.L2]*1000" office:value-type="float" office:value="17.0039019924988">
            <text:p>17,00390199249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 ms</text:p>
          </table:table-cell>
          <table:table-cell table:style-name="Default" office:value-type="float" office:value="9.927">
            <text:p>9,927</text:p>
          </table:table-cell>
          <table:table-cell office:value-type="float" office:value="2.67634710638098">
            <text:p>2,67634710638098</text:p>
          </table:table-cell>
          <table:table-cell table:formula="of:=CONFIDENCE(0.05;[.D3];1000)" office:value-type="float" office:value="0.165878664125762">
            <text:p>0,165878664125762</text:p>
          </table:table-cell>
          <table:table-cell table:formula="of:=[.C3]-[.E3]" office:value-type="float" office:value="9.76112133587424">
            <text:p>9,76112133587424</text:p>
          </table:table-cell>
          <table:table-cell table:formula="of:=[.C3]+[.E3]" office:value-type="float" office:value="10.0928786641258">
            <text:p>10,0928786641258</text:p>
          </table:table-cell>
          <table:table-cell table:formula="of:=0.021811623773356" office:value-type="float" office:value="0.021811623773356">
            <text:p>0,021811623773356</text:p>
          </table:table-cell>
          <table:table-cell office:value-type="float" office:value="0.002754651887867">
            <text:p>0,002754651887867</text:p>
          </table:table-cell>
          <table:table-cell table:formula="of:=CONFIDENCE(0.05;[.I3];1000)" office:value-type="float" office:value="0.000170731955582835">
            <text:p>0,000170731955582835</text:p>
          </table:table-cell>
          <table:table-cell table:formula="of:=[.H3]-[.J3]" office:value-type="float" office:value="0.0216408918177732">
            <text:p>0,0216408918177732</text:p>
          </table:table-cell>
          <table:table-cell table:formula="of:=[.H3]+[.J3]" office:value-type="float" office:value="0.0219823557289388">
            <text:p>0,0219823557289388</text:p>
          </table:table-cell>
          <table:table-cell table:formula="of:=[.H3]*1000" office:value-type="float" office:value="21.811623773356">
            <text:p>21,811623773356</text:p>
          </table:table-cell>
          <table:table-cell table:formula="of:=[.K3]*1000" office:value-type="float" office:value="21.6408918177732">
            <text:p>21,6408918177732</text:p>
          </table:table-cell>
          <table:table-cell table:formula="of:=[.L3]*1000" office:value-type="float" office:value="21.9823557289388">
            <text:p>21,98235572893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 ms</text:p>
          </table:table-cell>
          <table:table-cell table:style-name="Default" office:value-type="float" office:value="12.468">
            <text:p>12,468</text:p>
          </table:table-cell>
          <table:table-cell office:value-type="float" office:value="2.83990159002756">
            <text:p>2,83990159002756</text:p>
          </table:table-cell>
          <table:table-cell table:formula="of:=CONFIDENCE(0.05;[.D4];1000)" office:value-type="float" office:value="0.176015689773291">
            <text:p>0,176015689773291</text:p>
          </table:table-cell>
          <table:table-cell table:formula="of:=[.C4]-[.E4]" office:value-type="float" office:value="12.2919843102267">
            <text:p>12,2919843102267</text:p>
          </table:table-cell>
          <table:table-cell table:formula="of:=[.C4]+[.E4]" office:value-type="float" office:value="12.6440156897733">
            <text:p>12,6440156897733</text:p>
          </table:table-cell>
          <table:table-cell table:formula="of:=0.026276179685131" office:value-type="float" office:value="0.026276179685131">
            <text:p>0,026276179685131</text:p>
          </table:table-cell>
          <table:table-cell office:value-type="float" office:value="0.003182997635345">
            <text:p>0,003182997635345</text:p>
          </table:table-cell>
          <table:table-cell table:formula="of:=CONFIDENCE(0.05;[.I4];1000)" office:value-type="float" office:value="0.0001972806122224">
            <text:p>0,0001972806122224</text:p>
          </table:table-cell>
          <table:table-cell table:formula="of:=[.H4]-[.J4]" office:value-type="float" office:value="0.0260788990729086">
            <text:p>0,0260788990729086</text:p>
          </table:table-cell>
          <table:table-cell table:formula="of:=[.H4]+[.J4]" office:value-type="float" office:value="0.0264734602973534">
            <text:p>0,0264734602973534</text:p>
          </table:table-cell>
          <table:table-cell table:formula="of:=[.H4]*1000" office:value-type="float" office:value="26.276179685131">
            <text:p>26,276179685131</text:p>
          </table:table-cell>
          <table:table-cell table:formula="of:=[.K4]*1000" office:value-type="float" office:value="26.0788990729086">
            <text:p>26,0788990729086</text:p>
          </table:table-cell>
          <table:table-cell table:formula="of:=[.L4]*1000" office:value-type="float" office:value="26.4734602973534">
            <text:p>26,47346029735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 ms</text:p>
          </table:table-cell>
          <table:table-cell table:style-name="Default" office:value-type="float" office:value="14.161">
            <text:p>14,161</text:p>
          </table:table-cell>
          <table:table-cell office:value-type="float" office:value="2.97656495627744">
            <text:p>2,97656495627744</text:p>
          </table:table-cell>
          <table:table-cell table:formula="of:=CONFIDENCE(0.05;[.D5];1000)" office:value-type="float" office:value="0.18448601732326">
            <text:p>0,18448601732326</text:p>
          </table:table-cell>
          <table:table-cell table:formula="of:=[.C5]-[.E5]" office:value-type="float" office:value="13.9765139826767">
            <text:p>13,9765139826767</text:p>
          </table:table-cell>
          <table:table-cell table:formula="of:=[.C5]+[.E5]" office:value-type="float" office:value="14.3454860173233">
            <text:p>14,3454860173233</text:p>
          </table:table-cell>
          <table:table-cell table:formula="of:=0.030227409113877" office:value-type="float" office:value="0.030227409113877">
            <text:p>0,030227409113877</text:p>
          </table:table-cell>
          <table:table-cell office:value-type="float" office:value="0.003859251299994">
            <text:p>0,003859251299994</text:p>
          </table:table-cell>
          <table:table-cell table:formula="of:=CONFIDENCE(0.05;[.I5];1000)" office:value-type="float" office:value="0.00023919447841512">
            <text:p>0,00023919447841512</text:p>
          </table:table-cell>
          <table:table-cell table:formula="of:=[.H5]-[.J5]" office:value-type="float" office:value="0.0299882146354619">
            <text:p>0,0299882146354619</text:p>
          </table:table-cell>
          <table:table-cell table:formula="of:=[.H5]+[.J5]" office:value-type="float" office:value="0.0304666035922921">
            <text:p>0,0304666035922921</text:p>
          </table:table-cell>
          <table:table-cell table:formula="of:=[.H5]*1000" office:value-type="float" office:value="30.227409113877">
            <text:p>30,227409113877</text:p>
          </table:table-cell>
          <table:table-cell table:formula="of:=[.K5]*1000" office:value-type="float" office:value="29.9882146354619">
            <text:p>29,9882146354619</text:p>
          </table:table-cell>
          <table:table-cell table:formula="of:=[.L5]*1000" office:value-type="float" office:value="30.4666035922921">
            <text:p>30,46660359229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 ms</text:p>
          </table:table-cell>
          <table:table-cell table:style-name="Default" office:value-type="float" office:value="15.271">
            <text:p>15,271</text:p>
          </table:table-cell>
          <table:table-cell office:value-type="float" office:value="2.84070917705925">
            <text:p>2,84070917705925</text:p>
          </table:table-cell>
          <table:table-cell table:formula="of:=CONFIDENCE(0.05;[.D6];1000)" office:value-type="float" office:value="0.17606574361633">
            <text:p>0,17606574361633</text:p>
          </table:table-cell>
          <table:table-cell table:formula="of:=[.C6]-[.E6]" office:value-type="float" office:value="15.0949342563837">
            <text:p>15,0949342563837</text:p>
          </table:table-cell>
          <table:table-cell table:formula="of:=[.C6]+[.E6]" office:value-type="float" office:value="15.4470657436163">
            <text:p>15,4470657436163</text:p>
          </table:table-cell>
          <table:table-cell table:formula="of:=0.033638303395755" office:value-type="float" office:value="0.033638303395755">
            <text:p>0,033638303395755</text:p>
          </table:table-cell>
          <table:table-cell office:value-type="float" office:value="0.004033502099699">
            <text:p>0,004033502099699</text:p>
          </table:table-cell>
          <table:table-cell table:formula="of:=CONFIDENCE(0.05;[.I6];1000)" office:value-type="float" office:value="0.000249994456418346">
            <text:p>0,000249994456418346</text:p>
          </table:table-cell>
          <table:table-cell table:formula="of:=[.H6]-[.J6]" office:value-type="float" office:value="0.0333883089393367">
            <text:p>0,0333883089393367</text:p>
          </table:table-cell>
          <table:table-cell table:formula="of:=[.H6]+[.J6]" office:value-type="float" office:value="0.0338882978521733">
            <text:p>0,0338882978521733</text:p>
          </table:table-cell>
          <table:table-cell table:formula="of:=[.H6]*1000" office:value-type="float" office:value="33.638303395755">
            <text:p>33,638303395755</text:p>
          </table:table-cell>
          <table:table-cell table:formula="of:=[.K6]*1000" office:value-type="float" office:value="33.3883089393367">
            <text:p>33,3883089393367</text:p>
          </table:table-cell>
          <table:table-cell table:formula="of:=[.L6]*1000" office:value-type="float" office:value="33.8882978521733">
            <text:p>33,88829785217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 ms</text:p>
          </table:table-cell>
          <table:table-cell table:style-name="Default" office:value-type="float" office:value="16.305">
            <text:p>16,305</text:p>
          </table:table-cell>
          <table:table-cell office:value-type="float" office:value="2.93574412944889">
            <text:p>2,93574412944889</text:p>
          </table:table-cell>
          <table:table-cell table:formula="of:=CONFIDENCE(0.05;[.D7];1000)" office:value-type="float" office:value="0.18195596275497">
            <text:p>0,18195596275497</text:p>
          </table:table-cell>
          <table:table-cell table:formula="of:=[.C7]-[.E7]" office:value-type="float" office:value="16.123044037245">
            <text:p>16,123044037245</text:p>
          </table:table-cell>
          <table:table-cell table:formula="of:=[.C7]+[.E7]" office:value-type="float" office:value="16.486955962755">
            <text:p>16,486955962755</text:p>
          </table:table-cell>
          <table:table-cell table:formula="of:=0.03693441660925" office:value-type="float" office:value="0.03693441660925">
            <text:p>0,03693441660925</text:p>
          </table:table-cell>
          <table:table-cell office:value-type="float" office:value="0.004518938431088">
            <text:p>0,004518938431088</text:p>
          </table:table-cell>
          <table:table-cell table:formula="of:=CONFIDENCE(0.05;[.I7];1000)" office:value-type="float" office:value="0.000280081559087851">
            <text:p>0,000280081559087851</text:p>
          </table:table-cell>
          <table:table-cell table:formula="of:=[.H7]-[.J7]" office:value-type="float" office:value="0.0366543350501621">
            <text:p>0,0366543350501621</text:p>
          </table:table-cell>
          <table:table-cell table:formula="of:=[.H7]+[.J7]" office:value-type="float" office:value="0.0372144981683379">
            <text:p>0,0372144981683379</text:p>
          </table:table-cell>
          <table:table-cell table:formula="of:=[.H7]*1000" office:value-type="float" office:value="36.93441660925">
            <text:p>36,93441660925</text:p>
          </table:table-cell>
          <table:table-cell table:formula="of:=[.K7]*1000" office:value-type="float" office:value="36.6543350501621">
            <text:p>36,6543350501621</text:p>
          </table:table-cell>
          <table:table-cell table:formula="of:=[.L7]*1000" office:value-type="float" office:value="37.2144981683379">
            <text:p>37,21449816833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 ms</text:p>
          </table:table-cell>
          <table:table-cell table:style-name="Default" office:value-type="float" office:value="17.125">
            <text:p>17,125</text:p>
          </table:table-cell>
          <table:table-cell office:value-type="float" office:value="2.8375035553152">
            <text:p>2,8375035553152</text:p>
          </table:table-cell>
          <table:table-cell table:formula="of:=CONFIDENCE(0.05;[.D8];1000)" office:value-type="float" office:value="0.175867060773089">
            <text:p>0,175867060773089</text:p>
          </table:table-cell>
          <table:table-cell table:formula="of:=[.C8]-[.E8]" office:value-type="float" office:value="16.9491329392269">
            <text:p>16,9491329392269</text:p>
          </table:table-cell>
          <table:table-cell table:formula="of:=[.C8]+[.E8]" office:value-type="float" office:value="17.3008670607731">
            <text:p>17,3008670607731</text:p>
          </table:table-cell>
          <table:table-cell table:formula="of:=0.040492072987971" office:value-type="float" office:value="0.040492072987971">
            <text:p>0,040492072987971</text:p>
          </table:table-cell>
          <table:table-cell office:value-type="float" office:value="0.005137547891838">
            <text:p>0,005137547891838</text:p>
          </table:table-cell>
          <table:table-cell table:formula="of:=CONFIDENCE(0.05;[.I8];1000)" office:value-type="float" office:value="0.000318422666158796">
            <text:p>0,000318422666158796</text:p>
          </table:table-cell>
          <table:table-cell table:formula="of:=[.H8]-[.J8]" office:value-type="float" office:value="0.0401736503218122">
            <text:p>0,0401736503218122</text:p>
          </table:table-cell>
          <table:table-cell table:formula="of:=[.H8]+[.J8]" office:value-type="float" office:value="0.0408104956541298">
            <text:p>0,0408104956541298</text:p>
          </table:table-cell>
          <table:table-cell table:formula="of:=[.H8]*1000" office:value-type="float" office:value="40.492072987971">
            <text:p>40,492072987971</text:p>
          </table:table-cell>
          <table:table-cell table:formula="of:=[.K8]*1000" office:value-type="float" office:value="40.1736503218122">
            <text:p>40,1736503218122</text:p>
          </table:table-cell>
          <table:table-cell table:formula="of:=[.L8]*1000" office:value-type="float" office:value="40.8104956541298">
            <text:p>40,81049565412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8 ms</text:p>
          </table:table-cell>
          <table:table-cell table:style-name="Default" office:value-type="float" office:value="17.749">
            <text:p>17,749</text:p>
          </table:table-cell>
          <table:table-cell office:value-type="float" office:value="2.8263027061847">
            <text:p>2,8263027061847</text:p>
          </table:table-cell>
          <table:table-cell table:formula="of:=CONFIDENCE(0.05;[.D9];1000)" office:value-type="float" office:value="0.175172837708222">
            <text:p>0,175172837708222</text:p>
          </table:table-cell>
          <table:table-cell table:formula="of:=[.C9]-[.E9]" office:value-type="float" office:value="17.5738271622918">
            <text:p>17,5738271622918</text:p>
          </table:table-cell>
          <table:table-cell table:formula="of:=[.C9]+[.E9]" office:value-type="float" office:value="17.9241728377082">
            <text:p>17,9241728377082</text:p>
          </table:table-cell>
          <table:table-cell office:value-type="float" office:value="0.043611938432571">
            <text:p>0,043611938432571</text:p>
          </table:table-cell>
          <table:table-cell office:value-type="float" office:value="0.005597899846655">
            <text:p>0,005597899846655</text:p>
          </table:table-cell>
          <table:table-cell table:formula="of:=CONFIDENCE(0.05;[.I9];1000)" office:value-type="float" office:value="0.000346955051629524">
            <text:p>0,000346955051629524</text:p>
          </table:table-cell>
          <table:table-cell table:formula="of:=[.H9]-[.J9]" office:value-type="float" office:value="0.0432649833809415">
            <text:p>0,0432649833809415</text:p>
          </table:table-cell>
          <table:table-cell table:formula="of:=[.H9]+[.J9]" office:value-type="float" office:value="0.0439588934842005">
            <text:p>0,0439588934842005</text:p>
          </table:table-cell>
          <table:table-cell table:formula="of:=[.H9]*1000" office:value-type="float" office:value="43.611938432571">
            <text:p>43,611938432571</text:p>
          </table:table-cell>
          <table:table-cell table:formula="of:=[.K9]*1000" office:value-type="float" office:value="43.2649833809415">
            <text:p>43,2649833809415</text:p>
          </table:table-cell>
          <table:table-cell table:formula="of:=[.L9]*1000" office:value-type="float" office:value="43.9588934842005">
            <text:p>43,95889348420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9 ms</text:p>
          </table:table-cell>
          <table:table-cell table:style-name="Default" office:value-type="float" office:value="18.215">
            <text:p>18,215</text:p>
          </table:table-cell>
          <table:table-cell office:value-type="float" office:value="2.64305897791948">
            <text:p>2,64305897791948</text:p>
          </table:table-cell>
          <table:table-cell table:formula="of:=CONFIDENCE(0.05;[.D10];1000)" office:value-type="float" office:value="0.163815482460247">
            <text:p>0,163815482460247</text:p>
          </table:table-cell>
          <table:table-cell table:formula="of:=[.C10]-[.E10]" office:value-type="float" office:value="18.0511845175398">
            <text:p>18,0511845175398</text:p>
          </table:table-cell>
          <table:table-cell table:formula="of:=[.C10]+[.E10]" office:value-type="float" office:value="18.3788154824602">
            <text:p>18,3788154824602</text:p>
          </table:table-cell>
          <table:table-cell office:value-type="float" office:value="0.04664077272361">
            <text:p>0,04664077272361</text:p>
          </table:table-cell>
          <table:table-cell office:value-type="float" office:value="0.00620335808922">
            <text:p>0,00620335808922</text:p>
          </table:table-cell>
          <table:table-cell table:formula="of:=CONFIDENCE(0.05;[.I10];1000)" office:value-type="float" office:value="0.000384481052730487">
            <text:p>0,000384481052730487</text:p>
          </table:table-cell>
          <table:table-cell table:formula="of:=[.H10]-[.J10]" office:value-type="float" office:value="0.0462562916708795">
            <text:p>0,0462562916708795</text:p>
          </table:table-cell>
          <table:table-cell table:formula="of:=[.H10]+[.J10]" office:value-type="float" office:value="0.0470252537763405">
            <text:p>0,0470252537763405</text:p>
          </table:table-cell>
          <table:table-cell table:formula="of:=[.H10]*1000" office:value-type="float" office:value="46.64077272361">
            <text:p>46,64077272361</text:p>
          </table:table-cell>
          <table:table-cell table:formula="of:=[.K10]*1000" office:value-type="float" office:value="46.2562916708795">
            <text:p>46,2562916708795</text:p>
          </table:table-cell>
          <table:table-cell table:formula="of:=[.L10]*1000" office:value-type="float" office:value="47.0252537763405">
            <text:p>47,02525377634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 ms</text:p>
          </table:table-cell>
          <table:table-cell table:style-name="Default" office:value-type="float" office:value="18.621">
            <text:p>18,621</text:p>
          </table:table-cell>
          <table:table-cell office:value-type="float" office:value="2.55222900086824">
            <text:p>2,55222900086824</text:p>
          </table:table-cell>
          <table:table-cell table:formula="of:=CONFIDENCE(0.05;[.D11];1000)" office:value-type="float" office:value="0.158185885604177">
            <text:p>0,158185885604177</text:p>
          </table:table-cell>
          <table:table-cell table:formula="of:=[.C11]-[.E11]" office:value-type="float" office:value="18.4628141143958">
            <text:p>18,4628141143958</text:p>
          </table:table-cell>
          <table:table-cell table:formula="of:=[.C11]+[.E11]" office:value-type="float" office:value="18.7791858856042">
            <text:p>18,7791858856042</text:p>
          </table:table-cell>
          <table:table-cell office:value-type="float" office:value="0.049760945622119">
            <text:p>0,049760945622119</text:p>
          </table:table-cell>
          <table:table-cell office:value-type="float" office:value="0.00646308444282">
            <text:p>0,00646308444282</text:p>
          </table:table-cell>
          <table:table-cell table:formula="of:=CONFIDENCE(0.05;[.I11];1000)" office:value-type="float" office:value="0.000400578763102473">
            <text:p>0,000400578763102473</text:p>
          </table:table-cell>
          <table:table-cell table:formula="of:=[.H11]-[.J11]" office:value-type="float" office:value="0.0493603668590165">
            <text:p>0,0493603668590165</text:p>
          </table:table-cell>
          <table:table-cell table:formula="of:=[.H11]+[.J11]" office:value-type="float" office:value="0.0501615243852215">
            <text:p>0,0501615243852215</text:p>
          </table:table-cell>
          <table:table-cell table:formula="of:=[.H11]*1000" office:value-type="float" office:value="49.760945622119">
            <text:p>49,760945622119</text:p>
          </table:table-cell>
          <table:table-cell table:formula="of:=[.K11]*1000" office:value-type="float" office:value="49.3603668590165">
            <text:p>49,3603668590165</text:p>
          </table:table-cell>
          <table:table-cell table:formula="of:=[.L11]*1000" office:value-type="float" office:value="50.1615243852215">
            <text:p>50,16152438522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1 ms</text:p>
          </table:table-cell>
          <table:table-cell table:style-name="Default" office:value-type="float" office:value="19.153">
            <text:p>19,153</text:p>
          </table:table-cell>
          <table:table-cell office:value-type="float" office:value="2.62725969281559">
            <text:p>2,62725969281559</text:p>
          </table:table-cell>
          <table:table-cell table:formula="of:=CONFIDENCE(0.05;[.D12];1000)" office:value-type="float" office:value="0.162836250618111">
            <text:p>0,162836250618111</text:p>
          </table:table-cell>
          <table:table-cell table:formula="of:=[.C12]-[.E12]" office:value-type="float" office:value="18.9901637493819">
            <text:p>18,9901637493819</text:p>
          </table:table-cell>
          <table:table-cell table:formula="of:=[.C12]+[.E12]" office:value-type="float" office:value="19.3158362506181">
            <text:p>19,3158362506181</text:p>
          </table:table-cell>
          <table:table-cell office:value-type="float" office:value="0.052931123314429">
            <text:p>0,052931123314429</text:p>
          </table:table-cell>
          <table:table-cell office:value-type="float" office:value="0.006952310035568">
            <text:p>0,006952310035568</text:p>
          </table:table-cell>
          <table:table-cell table:formula="of:=CONFIDENCE(0.05;[.I12];1000)" office:value-type="float" office:value="0.00043090072230862">
            <text:p>0,00043090072230862</text:p>
          </table:table-cell>
          <table:table-cell table:formula="of:=[.H12]-[.J12]" office:value-type="float" office:value="0.0525002225921204">
            <text:p>0,0525002225921204</text:p>
          </table:table-cell>
          <table:table-cell table:formula="of:=[.H12]+[.J12]" office:value-type="float" office:value="0.0533620240367376">
            <text:p>0,0533620240367376</text:p>
          </table:table-cell>
          <table:table-cell table:formula="of:=[.H12]*1000" office:value-type="float" office:value="52.931123314429">
            <text:p>52,931123314429</text:p>
          </table:table-cell>
          <table:table-cell table:formula="of:=[.K12]*1000" office:value-type="float" office:value="52.5002225921204">
            <text:p>52,5002225921204</text:p>
          </table:table-cell>
          <table:table-cell table:formula="of:=[.L12]*1000" office:value-type="float" office:value="53.3620240367376">
            <text:p>53,362024036737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2 ms</text:p>
          </table:table-cell>
          <table:table-cell table:style-name="Default" office:value-type="float" office:value="19.452">
            <text:p>19,452</text:p>
          </table:table-cell>
          <table:table-cell office:value-type="float" office:value="2.47342147920928">
            <text:p>2,47342147920928</text:p>
          </table:table-cell>
          <table:table-cell table:formula="of:=CONFIDENCE(0.05;[.D13];1000)" office:value-type="float" office:value="0.153301434560931">
            <text:p>0,153301434560931</text:p>
          </table:table-cell>
          <table:table-cell table:formula="of:=[.C13]-[.E13]" office:value-type="float" office:value="19.2986985654391">
            <text:p>19,2986985654391</text:p>
          </table:table-cell>
          <table:table-cell table:formula="of:=[.C13]+[.E13]" office:value-type="float" office:value="19.6053014345609">
            <text:p>19,6053014345609</text:p>
          </table:table-cell>
          <table:table-cell office:value-type="float" office:value="0.055802755324739">
            <text:p>0,055802755324739</text:p>
          </table:table-cell>
          <table:table-cell office:value-type="float" office:value="0.007342795291243">
            <text:p>0,007342795291243</text:p>
          </table:table-cell>
          <table:table-cell table:formula="of:=CONFIDENCE(0.05;[.I13];1000)" office:value-type="float" office:value="0.000455102804474174">
            <text:p>0,000455102804474174</text:p>
          </table:table-cell>
          <table:table-cell table:formula="of:=[.H13]-[.J13]" office:value-type="float" office:value="0.0553476525202648">
            <text:p>0,0553476525202648</text:p>
          </table:table-cell>
          <table:table-cell table:formula="of:=[.H13]+[.J13]" office:value-type="float" office:value="0.0562578581292132">
            <text:p>0,0562578581292132</text:p>
          </table:table-cell>
          <table:table-cell table:formula="of:=[.H13]*1000" office:value-type="float" office:value="55.802755324739">
            <text:p>55,802755324739</text:p>
          </table:table-cell>
          <table:table-cell table:formula="of:=[.K13]*1000" office:value-type="float" office:value="55.3476525202648">
            <text:p>55,3476525202648</text:p>
          </table:table-cell>
          <table:table-cell table:formula="of:=[.L13]*1000" office:value-type="float" office:value="56.2578581292132">
            <text:p>56,25785812921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3 ms</text:p>
          </table:table-cell>
          <table:table-cell table:style-name="Default" office:value-type="float" office:value="19.746">
            <text:p>19,746</text:p>
          </table:table-cell>
          <table:table-cell office:value-type="float" office:value="2.3721532646756">
            <text:p>2,3721532646756</text:p>
          </table:table-cell>
          <table:table-cell table:formula="of:=CONFIDENCE(0.05;[.D14];1000)" office:value-type="float" office:value="0.147024880931098">
            <text:p>0,147024880931098</text:p>
          </table:table-cell>
          <table:table-cell table:formula="of:=[.C14]-[.E14]" office:value-type="float" office:value="19.5989751190689">
            <text:p>19,5989751190689</text:p>
          </table:table-cell>
          <table:table-cell table:formula="of:=[.C14]+[.E14]" office:value-type="float" office:value="19.8930248809311">
            <text:p>19,8930248809311</text:p>
          </table:table-cell>
          <table:table-cell office:value-type="float" office:value="0.059039716245549">
            <text:p>0,059039716245549</text:p>
          </table:table-cell>
          <table:table-cell table:style-name="ce3" office:value-type="float" office:value="0.007762569903251">
            <text:p>0,007762569903251</text:p>
          </table:table-cell>
          <table:table-cell table:formula="of:=CONFIDENCE(0.05;[.I14];1000)" office:value-type="float" office:value="0.000481120226395187">
            <text:p>0,000481120226395187</text:p>
          </table:table-cell>
          <table:table-cell table:formula="of:=[.H14]-[.J14]" office:value-type="float" office:value="0.0585585960191538">
            <text:p>0,0585585960191538</text:p>
          </table:table-cell>
          <table:table-cell table:formula="of:=[.H14]+[.J14]" office:value-type="float" office:value="0.0595208364719442">
            <text:p>0,0595208364719442</text:p>
          </table:table-cell>
          <table:table-cell table:formula="of:=[.H14]*1000" office:value-type="float" office:value="59.039716245549">
            <text:p>59,039716245549</text:p>
          </table:table-cell>
          <table:table-cell table:formula="of:=[.K14]*1000" office:value-type="float" office:value="58.5585960191538">
            <text:p>58,5585960191538</text:p>
          </table:table-cell>
          <table:table-cell table:formula="of:=[.L14]*1000" office:value-type="float" office:value="59.5208364719442">
            <text:p>59,52083647194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4 ms</text:p>
          </table:table-cell>
          <table:table-cell table:style-name="Default" office:value-type="float" office:value="20.059">
            <text:p>20,059</text:p>
          </table:table-cell>
          <table:table-cell office:value-type="float" office:value="2.38604530808034">
            <text:p>2,38604530808034</text:p>
          </table:table-cell>
          <table:table-cell table:formula="of:=CONFIDENCE(0.05;[.D15];1000)" office:value-type="float" office:value="0.14788590288018">
            <text:p>0,14788590288018</text:p>
          </table:table-cell>
          <table:table-cell table:formula="of:=[.C15]-[.E15]" office:value-type="float" office:value="19.9111140971198">
            <text:p>19,9111140971198</text:p>
          </table:table-cell>
          <table:table-cell table:formula="of:=[.C15]+[.E15]" office:value-type="float" office:value="20.2068859028802">
            <text:p>20,2068859028802</text:p>
          </table:table-cell>
          <table:table-cell office:value-type="float" office:value="0.061258313784998">
            <text:p>0,061258313784998</text:p>
          </table:table-cell>
          <table:table-cell office:value-type="float" office:value="0.008109180496575">
            <text:p>0,008109180496575</text:p>
          </table:table-cell>
          <table:table-cell table:formula="of:=CONFIDENCE(0.05;[.I15];1000)" office:value-type="float" office:value="0.000502602978783822">
            <text:p>0,000502602978783822</text:p>
          </table:table-cell>
          <table:table-cell table:formula="of:=[.H15]-[.J15]" office:value-type="float" office:value="0.0607557108062142">
            <text:p>0,0607557108062142</text:p>
          </table:table-cell>
          <table:table-cell table:formula="of:=[.H15]+[.J15]" office:value-type="float" office:value="0.0617609167637818">
            <text:p>0,0617609167637818</text:p>
          </table:table-cell>
          <table:table-cell table:formula="of:=[.H15]*1000" office:value-type="float" office:value="61.258313784998">
            <text:p>61,258313784998</text:p>
          </table:table-cell>
          <table:table-cell table:formula="of:=[.K15]*1000" office:value-type="float" office:value="60.7557108062142">
            <text:p>60,7557108062142</text:p>
          </table:table-cell>
          <table:table-cell table:formula="of:=[.L15]*1000" office:value-type="float" office:value="61.7609167637818">
            <text:p>61,76091676378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5 ms</text:p>
          </table:table-cell>
          <table:table-cell table:style-name="Default" office:value-type="float" office:value="20.157">
            <text:p>20,157</text:p>
          </table:table-cell>
          <table:table-cell office:value-type="float" office:value="2.33833676334672">
            <text:p>2,33833676334672</text:p>
          </table:table-cell>
          <table:table-cell table:formula="of:=CONFIDENCE(0.05;[.D16];1000)" office:value-type="float" office:value="0.144928950977742">
            <text:p>0,144928950977742</text:p>
          </table:table-cell>
          <table:table-cell table:formula="of:=[.C16]-[.E16]" office:value-type="float" office:value="20.0120710490223">
            <text:p>20,0120710490223</text:p>
          </table:table-cell>
          <table:table-cell table:formula="of:=[.C16]+[.E16]" office:value-type="float" office:value="20.3019289509777">
            <text:p>20,3019289509777</text:p>
          </table:table-cell>
          <table:table-cell office:value-type="float" office:value="0.064555444848128">
            <text:p>0,064555444848128</text:p>
          </table:table-cell>
          <table:table-cell office:value-type="float" office:value="0.008678293243262">
            <text:p>0,008678293243262</text:p>
          </table:table-cell>
          <table:table-cell table:formula="of:=CONFIDENCE(0.05;[.I16];1000)" office:value-type="float" office:value="0.000537876304105603">
            <text:p>0,000537876304105603</text:p>
          </table:table-cell>
          <table:table-cell table:formula="of:=[.H16]-[.J16]" office:value-type="float" office:value="0.0640175685440224">
            <text:p>0,0640175685440224</text:p>
          </table:table-cell>
          <table:table-cell table:formula="of:=[.H16]+[.J16]" office:value-type="float" office:value="0.0650933211522336">
            <text:p>0,0650933211522336</text:p>
          </table:table-cell>
          <table:table-cell table:formula="of:=[.H16]*1000" office:value-type="float" office:value="64.555444848128">
            <text:p>64,555444848128</text:p>
          </table:table-cell>
          <table:table-cell table:formula="of:=[.K16]*1000" office:value-type="float" office:value="64.0175685440224">
            <text:p>64,0175685440224</text:p>
          </table:table-cell>
          <table:table-cell table:formula="of:=[.L16]*1000" office:value-type="float" office:value="65.0933211522336">
            <text:p>65,09332115223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6 ms</text:p>
          </table:table-cell>
          <table:table-cell table:style-name="Default" office:value-type="float" office:value="20.404">
            <text:p>20,404</text:p>
          </table:table-cell>
          <table:table-cell office:value-type="float" office:value="2.33285795243221">
            <text:p>2,33285795243221</text:p>
          </table:table-cell>
          <table:table-cell table:formula="of:=CONFIDENCE(0.05;[.D17];1000)" office:value-type="float" office:value="0.144589376998967">
            <text:p>0,144589376998967</text:p>
          </table:table-cell>
          <table:table-cell table:formula="of:=[.C17]-[.E17]" office:value-type="float" office:value="20.259410623001">
            <text:p>20,259410623001</text:p>
          </table:table-cell>
          <table:table-cell table:formula="of:=[.C17]+[.E17]" office:value-type="float" office:value="20.548589376999">
            <text:p>20,548589376999</text:p>
          </table:table-cell>
          <table:table-cell office:value-type="float" office:value="0.067600065676163">
            <text:p>0,067600065676163</text:p>
          </table:table-cell>
          <table:table-cell office:value-type="float" office:value="0.009870570883394">
            <text:p>0,009870570883394</text:p>
          </table:table-cell>
          <table:table-cell table:formula="of:=CONFIDENCE(0.05;[.I17];1000)" office:value-type="float" office:value="0.000611773079953765">
            <text:p>0,000611773079953765</text:p>
          </table:table-cell>
          <table:table-cell table:formula="of:=[.H17]-[.J17]" office:value-type="float" office:value="0.0669882925962092">
            <text:p>0,0669882925962092</text:p>
          </table:table-cell>
          <table:table-cell table:formula="of:=[.H17]+[.J17]" office:value-type="float" office:value="0.0682118387561168">
            <text:p>0,0682118387561168</text:p>
          </table:table-cell>
          <table:table-cell table:formula="of:=[.H17]*1000" office:value-type="float" office:value="67.600065676163">
            <text:p>67,600065676163</text:p>
          </table:table-cell>
          <table:table-cell table:formula="of:=[.K17]*1000" office:value-type="float" office:value="66.9882925962092">
            <text:p>66,9882925962092</text:p>
          </table:table-cell>
          <table:table-cell table:formula="of:=[.L17]*1000" office:value-type="float" office:value="68.2118387561168">
            <text:p>68,211838756116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7 ms</text:p>
          </table:table-cell>
          <table:table-cell table:style-name="Default" office:value-type="float" office:value="20.599">
            <text:p>20,599</text:p>
          </table:table-cell>
          <table:table-cell office:value-type="float" office:value="2.27670428083719">
            <text:p>2,27670428083719</text:p>
          </table:table-cell>
          <table:table-cell table:formula="of:=CONFIDENCE(0.05;[.D18];1000)" office:value-type="float" office:value="0.141109000328942">
            <text:p>0,141109000328942</text:p>
          </table:table-cell>
          <table:table-cell table:formula="of:=[.C18]-[.E18]" office:value-type="float" office:value="20.4578909996711">
            <text:p>20,4578909996711</text:p>
          </table:table-cell>
          <table:table-cell table:formula="of:=[.C18]+[.E18]" office:value-type="float" office:value="20.7401090003289">
            <text:p>20,7401090003289</text:p>
          </table:table-cell>
          <table:table-cell office:value-type="float" office:value="0.070615867596921">
            <text:p>0,070615867596921</text:p>
          </table:table-cell>
          <table:table-cell office:value-type="float" office:value="0.009854209354947">
            <text:p>0,009854209354947</text:p>
          </table:table-cell>
          <table:table-cell table:formula="of:=CONFIDENCE(0.05;[.I18];1000)" office:value-type="float" office:value="0.000610759000548529">
            <text:p>0,000610759000548529</text:p>
          </table:table-cell>
          <table:table-cell table:formula="of:=[.H18]-[.J18]" office:value-type="float" office:value="0.0700051085963725">
            <text:p>0,0700051085963725</text:p>
          </table:table-cell>
          <table:table-cell table:formula="of:=[.H18]+[.J18]" office:value-type="float" office:value="0.0712266265974695">
            <text:p>0,0712266265974695</text:p>
          </table:table-cell>
          <table:table-cell table:formula="of:=[.H18]*1000" office:value-type="float" office:value="70.615867596921">
            <text:p>70,615867596921</text:p>
          </table:table-cell>
          <table:table-cell table:formula="of:=[.K18]*1000" office:value-type="float" office:value="70.0051085963725">
            <text:p>70,0051085963725</text:p>
          </table:table-cell>
          <table:table-cell table:formula="of:=[.L18]*1000" office:value-type="float" office:value="71.2266265974695">
            <text:p>71,22662659746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8 ms</text:p>
          </table:table-cell>
          <table:table-cell table:style-name="Default" office:value-type="float" office:value="20.719">
            <text:p>20,719</text:p>
          </table:table-cell>
          <table:table-cell office:value-type="float" office:value="2.13086357601316">
            <text:p>2,13086357601316</text:p>
          </table:table-cell>
          <table:table-cell table:formula="of:=CONFIDENCE(0.05;[.D19];1000)" office:value-type="float" office:value="0.132069865893169">
            <text:p>0,132069865893169</text:p>
          </table:table-cell>
          <table:table-cell table:formula="of:=[.C19]-[.E19]" office:value-type="float" office:value="20.5869301341068">
            <text:p>20,5869301341068</text:p>
          </table:table-cell>
          <table:table-cell table:formula="of:=[.C19]+[.E19]" office:value-type="float" office:value="20.8510698658932">
            <text:p>20,8510698658932</text:p>
          </table:table-cell>
          <table:table-cell office:value-type="float" office:value="0.07406448635178">
            <text:p>0,07406448635178</text:p>
          </table:table-cell>
          <table:table-cell office:value-type="float" office:value="0.010863935330187">
            <text:p>0,010863935330187</text:p>
          </table:table-cell>
          <table:table-cell table:formula="of:=CONFIDENCE(0.05;[.I19];1000)" office:value-type="float" office:value="0.000673341314892792">
            <text:p>0,000673341314892792</text:p>
          </table:table-cell>
          <table:table-cell table:formula="of:=[.H19]-[.J19]" office:value-type="float" office:value="0.0733911450368872">
            <text:p>0,0733911450368872</text:p>
          </table:table-cell>
          <table:table-cell table:formula="of:=[.H19]+[.J19]" office:value-type="float" office:value="0.0747378276666728">
            <text:p>0,0747378276666728</text:p>
          </table:table-cell>
          <table:table-cell table:formula="of:=[.H19]*1000" office:value-type="float" office:value="74.06448635178">
            <text:p>74,06448635178</text:p>
          </table:table-cell>
          <table:table-cell table:formula="of:=[.K19]*1000" office:value-type="float" office:value="73.3911450368872">
            <text:p>73,3911450368872</text:p>
          </table:table-cell>
          <table:table-cell table:formula="of:=[.L19]*1000" office:value-type="float" office:value="74.7378276666728">
            <text:p>74,73782766667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9 ms</text:p>
          </table:table-cell>
          <table:table-cell table:style-name="Default" office:value-type="float" office:value="20.967">
            <text:p>20,967</text:p>
          </table:table-cell>
          <table:table-cell office:value-type="float" office:value="2.08716728300998">
            <text:p>2,08716728300998</text:p>
          </table:table-cell>
          <table:table-cell table:formula="of:=CONFIDENCE(0.05;[.D20];1000)" office:value-type="float" office:value="0.129361591359819">
            <text:p>0,129361591359819</text:p>
          </table:table-cell>
          <table:table-cell table:formula="of:=[.C20]-[.E20]" office:value-type="float" office:value="20.8376384086402">
            <text:p>20,8376384086402</text:p>
          </table:table-cell>
          <table:table-cell table:formula="of:=[.C20]+[.E20]" office:value-type="float" office:value="21.0963615913598">
            <text:p>21,0963615913598</text:p>
          </table:table-cell>
          <table:table-cell office:value-type="float" office:value="0.076207432338272">
            <text:p>0,076207432338272</text:p>
          </table:table-cell>
          <table:table-cell office:value-type="float" office:value="0.010925237179257">
            <text:p>0,010925237179257</text:p>
          </table:table-cell>
          <table:table-cell table:formula="of:=CONFIDENCE(0.05;[.I20];1000)" office:value-type="float" office:value="0.000677140773045259">
            <text:p>0,000677140773045259</text:p>
          </table:table-cell>
          <table:table-cell table:formula="of:=[.H20]-[.J20]" office:value-type="float" office:value="0.0755302915652267">
            <text:p>0,0755302915652267</text:p>
          </table:table-cell>
          <table:table-cell table:formula="of:=[.H20]+[.J20]" office:value-type="float" office:value="0.0768845731113173">
            <text:p>0,0768845731113173</text:p>
          </table:table-cell>
          <table:table-cell table:formula="of:=[.H20]*1000" office:value-type="float" office:value="76.207432338272">
            <text:p>76,207432338272</text:p>
          </table:table-cell>
          <table:table-cell table:formula="of:=[.K20]*1000" office:value-type="float" office:value="75.5302915652267">
            <text:p>75,5302915652267</text:p>
          </table:table-cell>
          <table:table-cell table:formula="of:=[.L20]*1000" office:value-type="float" office:value="76.8845731113173">
            <text:p>76,88457311131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 ms</text:p>
          </table:table-cell>
          <table:table-cell table:style-name="Default" office:value-type="float" office:value="21.12">
            <text:p>21,12</text:p>
          </table:table-cell>
          <table:table-cell office:value-type="float" office:value="2.06975454677212">
            <text:p>2,06975454677212</text:p>
          </table:table-cell>
          <table:table-cell table:formula="of:=CONFIDENCE(0.05;[.D21];1000)" office:value-type="float" office:value="0.128282358617914">
            <text:p>0,128282358617914</text:p>
          </table:table-cell>
          <table:table-cell table:formula="of:=[.C21]-[.E21]" office:value-type="float" office:value="20.9917176413821">
            <text:p>20,9917176413821</text:p>
          </table:table-cell>
          <table:table-cell table:formula="of:=[.C21]+[.E21]" office:value-type="float" office:value="21.2482823586179">
            <text:p>21,2482823586179</text:p>
          </table:table-cell>
          <table:table-cell office:value-type="float" office:value="0.078655798713759">
            <text:p>0,078655798713759</text:p>
          </table:table-cell>
          <table:table-cell office:value-type="float" office:value="0.010378168666147">
            <text:p>0,010378168666147</text:p>
          </table:table-cell>
          <table:table-cell table:formula="of:=CONFIDENCE(0.05;[.I21];1000)" office:value-type="float" office:value="0.000643233738369677">
            <text:p>0,000643233738369677</text:p>
          </table:table-cell>
          <table:table-cell table:formula="of:=[.H21]-[.J21]" office:value-type="float" office:value="0.0780125649753893">
            <text:p>0,0780125649753893</text:p>
          </table:table-cell>
          <table:table-cell table:formula="of:=[.H21]+[.J21]" office:value-type="float" office:value="0.0792990324521287">
            <text:p>0,0792990324521287</text:p>
          </table:table-cell>
          <table:table-cell table:formula="of:=[.H21]*1000" office:value-type="float" office:value="78.655798713759">
            <text:p>78,655798713759</text:p>
          </table:table-cell>
          <table:table-cell table:formula="of:=[.K21]*1000" office:value-type="float" office:value="78.0125649753893">
            <text:p>78,0125649753893</text:p>
          </table:table-cell>
          <table:table-cell table:formula="of:=[.L21]*1000" office:value-type="float" office:value="79.2990324521287">
            <text:p>79,29903245212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1 ms</text:p>
          </table:table-cell>
          <table:table-cell table:style-name="Default" office:value-type="float" office:value="21.171">
            <text:p>21,171</text:p>
          </table:table-cell>
          <table:table-cell office:value-type="float" office:value="2.04253052141968">
            <text:p>2,04253052141968</text:p>
          </table:table-cell>
          <table:table-cell table:formula="of:=CONFIDENCE(0.05;[.D22];1000)" office:value-type="float" office:value="0.126595027050636">
            <text:p>0,126595027050636</text:p>
          </table:table-cell>
          <table:table-cell table:formula="of:=[.C22]-[.E22]" office:value-type="float" office:value="21.0444049729494">
            <text:p>21,0444049729494</text:p>
          </table:table-cell>
          <table:table-cell table:formula="of:=[.C22]+[.E22]" office:value-type="float" office:value="21.2975950270506">
            <text:p>21,2975950270506</text:p>
          </table:table-cell>
          <table:table-cell office:value-type="float" office:value="0.081880180111065">
            <text:p>0,081880180111065</text:p>
          </table:table-cell>
          <table:table-cell office:value-type="float" office:value="0.011130793195399">
            <text:p>0,011130793195399</text:p>
          </table:table-cell>
          <table:table-cell table:formula="of:=CONFIDENCE(0.05;[.I22];1000)" office:value-type="float" office:value="0.000689881032811772">
            <text:p>0,000689881032811772</text:p>
          </table:table-cell>
          <table:table-cell table:formula="of:=[.H22]-[.J22]" office:value-type="float" office:value="0.0811902990782532">
            <text:p>0,0811902990782532</text:p>
          </table:table-cell>
          <table:table-cell table:formula="of:=[.H22]+[.J22]" office:value-type="float" office:value="0.0825700611438768">
            <text:p>0,0825700611438768</text:p>
          </table:table-cell>
          <table:table-cell table:formula="of:=[.H22]*1000" office:value-type="float" office:value="81.880180111065">
            <text:p>81,880180111065</text:p>
          </table:table-cell>
          <table:table-cell table:formula="of:=[.K22]*1000" office:value-type="float" office:value="81.1902990782532">
            <text:p>81,1902990782532</text:p>
          </table:table-cell>
          <table:table-cell table:formula="of:=[.L22]*1000" office:value-type="float" office:value="82.5700611438768">
            <text:p>82,570061143876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2 ms</text:p>
          </table:table-cell>
          <table:table-cell table:style-name="Default" office:value-type="float" office:value="21.269">
            <text:p>21,269</text:p>
          </table:table-cell>
          <table:table-cell office:value-type="float" office:value="2.05398584655734">
            <text:p>2,05398584655734</text:p>
          </table:table-cell>
          <table:table-cell table:formula="of:=CONFIDENCE(0.05;[.D23];1000)" office:value-type="float" office:value="0.127305022412012">
            <text:p>0,127305022412012</text:p>
          </table:table-cell>
          <table:table-cell table:formula="of:=[.C23]-[.E23]" office:value-type="float" office:value="21.141694977588">
            <text:p>21,141694977588</text:p>
          </table:table-cell>
          <table:table-cell table:formula="of:=[.C23]+[.E23]" office:value-type="float" office:value="21.396305022412">
            <text:p>21,396305022412</text:p>
          </table:table-cell>
          <table:table-cell office:value-type="float" office:value="0.084584831768747">
            <text:p>0,084584831768747</text:p>
          </table:table-cell>
          <table:table-cell office:value-type="float" office:value="0.01224238321086">
            <text:p>0,01224238321086</text:p>
          </table:table-cell>
          <table:table-cell table:formula="of:=CONFIDENCE(0.05;[.I23];1000)" office:value-type="float" office:value="0.000758776829765979">
            <text:p>0,000758776829765979</text:p>
          </table:table-cell>
          <table:table-cell table:formula="of:=[.H23]-[.J23]" office:value-type="float" office:value="0.083826054938981">
            <text:p>0,083826054938981</text:p>
          </table:table-cell>
          <table:table-cell table:formula="of:=[.H23]+[.J23]" office:value-type="float" office:value="0.085343608598513">
            <text:p>0,085343608598513</text:p>
          </table:table-cell>
          <table:table-cell table:formula="of:=[.H23]*1000" office:value-type="float" office:value="84.584831768747">
            <text:p>84,584831768747</text:p>
          </table:table-cell>
          <table:table-cell table:formula="of:=[.K23]*1000" office:value-type="float" office:value="83.826054938981">
            <text:p>83,826054938981</text:p>
          </table:table-cell>
          <table:table-cell table:formula="of:=[.L23]*1000" office:value-type="float" office:value="85.343608598513">
            <text:p>85,3436085985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3 ms</text:p>
          </table:table-cell>
          <table:table-cell table:style-name="Default" office:value-type="float" office:value="21.334">
            <text:p>21,334</text:p>
          </table:table-cell>
          <table:table-cell office:value-type="float" office:value="2.07719973973587">
            <text:p>2,07719973973587</text:p>
          </table:table-cell>
          <table:table-cell table:formula="of:=CONFIDENCE(0.05;[.D24];1000)" office:value-type="float" office:value="0.128743807979262">
            <text:p>0,128743807979262</text:p>
          </table:table-cell>
          <table:table-cell table:formula="of:=[.C24]-[.E24]" office:value-type="float" office:value="21.2052561920207">
            <text:p>21,2052561920207</text:p>
          </table:table-cell>
          <table:table-cell table:formula="of:=[.C24]+[.E24]" office:value-type="float" office:value="21.4627438079793">
            <text:p>21,4627438079793</text:p>
          </table:table-cell>
          <table:table-cell office:value-type="float" office:value="0.087526152938807">
            <text:p>0,087526152938807</text:p>
          </table:table-cell>
          <table:table-cell office:value-type="float" office:value="0.012094943507569">
            <text:p>0,012094943507569</text:p>
          </table:table-cell>
          <table:table-cell table:formula="of:=CONFIDENCE(0.05;[.I24];1000)" office:value-type="float" office:value="0.000749638590199557">
            <text:p>0,000749638590199557</text:p>
          </table:table-cell>
          <table:table-cell table:formula="of:=[.H24]-[.J24]" office:value-type="float" office:value="0.0867765143486074">
            <text:p>0,0867765143486074</text:p>
          </table:table-cell>
          <table:table-cell table:formula="of:=[.H24]+[.J24]" office:value-type="float" office:value="0.0882757915290066">
            <text:p>0,0882757915290066</text:p>
          </table:table-cell>
          <table:table-cell table:formula="of:=[.H24]*1000" office:value-type="float" office:value="87.526152938807">
            <text:p>87,526152938807</text:p>
          </table:table-cell>
          <table:table-cell table:formula="of:=[.K24]*1000" office:value-type="float" office:value="86.7765143486075">
            <text:p>86,7765143486075</text:p>
          </table:table-cell>
          <table:table-cell table:formula="of:=[.L24]*1000" office:value-type="float" office:value="88.2757915290066">
            <text:p>88,27579152900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4 ms</text:p>
          </table:table-cell>
          <table:table-cell table:style-name="Default" office:value-type="float" office:value="21.41">
            <text:p>21,41</text:p>
          </table:table-cell>
          <table:table-cell office:value-type="float" office:value="2.10958535033555">
            <text:p>2,10958535033555</text:p>
          </table:table-cell>
          <table:table-cell table:formula="of:=CONFIDENCE(0.05;[.D25];1000)" office:value-type="float" office:value="0.130751052036045">
            <text:p>0,130751052036045</text:p>
          </table:table-cell>
          <table:table-cell table:formula="of:=[.C25]-[.E25]" office:value-type="float" office:value="21.279248947964">
            <text:p>21,279248947964</text:p>
          </table:table-cell>
          <table:table-cell table:formula="of:=[.C25]+[.E25]" office:value-type="float" office:value="21.540751052036">
            <text:p>21,540751052036</text:p>
          </table:table-cell>
          <table:table-cell office:value-type="float" office:value="0.090136589422389">
            <text:p>0,090136589422389</text:p>
          </table:table-cell>
          <table:table-cell office:value-type="float" office:value="0.012552420606553">
            <text:p>0,012552420606553</text:p>
          </table:table-cell>
          <table:table-cell table:formula="of:=CONFIDENCE(0.05;[.I25];1000)" office:value-type="float" office:value="0.000777992793533896">
            <text:p>0,000777992793533896</text:p>
          </table:table-cell>
          <table:table-cell table:formula="of:=[.H25]-[.J25]" office:value-type="float" office:value="0.0893585966288551">
            <text:p>0,0893585966288551</text:p>
          </table:table-cell>
          <table:table-cell table:formula="of:=[.H25]+[.J25]" office:value-type="float" office:value="0.0909145822159229">
            <text:p>0,0909145822159229</text:p>
          </table:table-cell>
          <table:table-cell table:formula="of:=[.H25]*1000" office:value-type="float" office:value="90.136589422389">
            <text:p>90,136589422389</text:p>
          </table:table-cell>
          <table:table-cell table:formula="of:=[.K25]*1000" office:value-type="float" office:value="89.3585966288551">
            <text:p>89,3585966288551</text:p>
          </table:table-cell>
          <table:table-cell table:formula="of:=[.L25]*1000" office:value-type="float" office:value="90.9145822159229">
            <text:p>90,91458221592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5 ms</text:p>
          </table:table-cell>
          <table:table-cell table:style-name="Default" office:value-type="float" office:value="21.52">
            <text:p>21,52</text:p>
          </table:table-cell>
          <table:table-cell office:value-type="float" office:value="2.11283318415441">
            <text:p>2,11283318415441</text:p>
          </table:table-cell>
          <table:table-cell table:formula="of:=CONFIDENCE(0.05;[.D26];1000)" office:value-type="float" office:value="0.130952351162713">
            <text:p>0,130952351162713</text:p>
          </table:table-cell>
          <table:table-cell table:formula="of:=[.C26]-[.E26]" office:value-type="float" office:value="21.3890476488373">
            <text:p>21,3890476488373</text:p>
          </table:table-cell>
          <table:table-cell table:formula="of:=[.C26]+[.E26]" office:value-type="float" office:value="21.6509523511627">
            <text:p>21,6509523511627</text:p>
          </table:table-cell>
          <table:table-cell office:value-type="float" office:value="0.093280251206354">
            <text:p>0,093280251206354</text:p>
          </table:table-cell>
          <table:table-cell office:value-type="float" office:value="0.013298089044574">
            <text:p>0,013298089044574</text:p>
          </table:table-cell>
          <table:table-cell table:formula="of:=CONFIDENCE(0.05;[.I26];1000)" office:value-type="float" office:value="0.000824208952897068">
            <text:p>0,000824208952897068</text:p>
          </table:table-cell>
          <table:table-cell table:formula="of:=[.H26]-[.J26]" office:value-type="float" office:value="0.0924560422534569">
            <text:p>0,0924560422534569</text:p>
          </table:table-cell>
          <table:table-cell table:formula="of:=[.H26]+[.J26]" office:value-type="float" office:value="0.0941044601592511">
            <text:p>0,0941044601592511</text:p>
          </table:table-cell>
          <table:table-cell table:formula="of:=[.H26]*1000" office:value-type="float" office:value="93.280251206354">
            <text:p>93,280251206354</text:p>
          </table:table-cell>
          <table:table-cell table:formula="of:=[.K26]*1000" office:value-type="float" office:value="92.4560422534569">
            <text:p>92,4560422534569</text:p>
          </table:table-cell>
          <table:table-cell table:formula="of:=[.L26]*1000" office:value-type="float" office:value="94.1044601592511">
            <text:p>94,10446015925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6 ms</text:p>
          </table:table-cell>
          <table:table-cell table:style-name="Default" office:value-type="float" office:value="21.715">
            <text:p>21,715</text:p>
          </table:table-cell>
          <table:table-cell office:value-type="float" office:value="1.97678594761362">
            <text:p>1,97678594761362</text:p>
          </table:table-cell>
          <table:table-cell table:formula="of:=CONFIDENCE(0.05;[.D27];1000)" office:value-type="float" office:value="0.122520211026039">
            <text:p>0,122520211026039</text:p>
          </table:table-cell>
          <table:table-cell table:formula="of:=[.C27]-[.E27]" office:value-type="float" office:value="21.592479788974">
            <text:p>21,592479788974</text:p>
          </table:table-cell>
          <table:table-cell table:formula="of:=[.C27]+[.E27]" office:value-type="float" office:value="21.837520211026">
            <text:p>21,837520211026</text:p>
          </table:table-cell>
          <table:table-cell office:value-type="float" office:value="0.09571163592706">
            <text:p>0,09571163592706</text:p>
          </table:table-cell>
          <table:table-cell office:value-type="float" office:value="0.013829372675739">
            <text:p>0,013829372675739</text:p>
          </table:table-cell>
          <table:table-cell table:formula="of:=CONFIDENCE(0.05;[.I27];1000)" office:value-type="float" office:value="0.000857137648431147">
            <text:p>0,000857137648431147</text:p>
          </table:table-cell>
          <table:table-cell table:formula="of:=[.H27]-[.J27]" office:value-type="float" office:value="0.0948544982786289">
            <text:p>0,0948544982786289</text:p>
          </table:table-cell>
          <table:table-cell table:formula="of:=[.H27]+[.J27]" office:value-type="float" office:value="0.0965687735754912">
            <text:p>0,0965687735754912</text:p>
          </table:table-cell>
          <table:table-cell table:formula="of:=[.H27]*1000" office:value-type="float" office:value="95.71163592706">
            <text:p>95,71163592706</text:p>
          </table:table-cell>
          <table:table-cell table:formula="of:=[.K27]*1000" office:value-type="float" office:value="94.8544982786289">
            <text:p>94,8544982786289</text:p>
          </table:table-cell>
          <table:table-cell table:formula="of:=[.L27]*1000" office:value-type="float" office:value="96.5687735754912">
            <text:p>96,56877357549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7 ms</text:p>
          </table:table-cell>
          <table:table-cell table:style-name="Default" office:value-type="float" office:value="21.677">
            <text:p>21,677</text:p>
          </table:table-cell>
          <table:table-cell office:value-type="float" office:value="1.95767808985632">
            <text:p>1,95767808985632</text:p>
          </table:table-cell>
          <table:table-cell table:formula="of:=CONFIDENCE(0.05;[.D28];1000)" office:value-type="float" office:value="0.121335915494443">
            <text:p>0,121335915494443</text:p>
          </table:table-cell>
          <table:table-cell table:formula="of:=[.C28]-[.E28]" office:value-type="float" office:value="21.5556640845056">
            <text:p>21,5556640845056</text:p>
          </table:table-cell>
          <table:table-cell table:formula="of:=[.C28]+[.E28]" office:value-type="float" office:value="21.7983359154944">
            <text:p>21,7983359154944</text:p>
          </table:table-cell>
          <table:table-cell office:value-type="float" office:value="0.09902015283456">
            <text:p>0,09902015283456</text:p>
          </table:table-cell>
          <table:table-cell office:value-type="float" office:value="0.014311292850871">
            <text:p>0,014311292850871</text:p>
          </table:table-cell>
          <table:table-cell table:formula="of:=CONFIDENCE(0.05;[.I28];1000)" office:value-type="float" office:value="0.000887006821482563">
            <text:p>0,000887006821482563</text:p>
          </table:table-cell>
          <table:table-cell table:formula="of:=[.H28]-[.J28]" office:value-type="float" office:value="0.0981331460130775">
            <text:p>0,0981331460130775</text:p>
          </table:table-cell>
          <table:table-cell table:formula="of:=[.H28]+[.J28]" office:value-type="float" office:value="0.0999071596560426">
            <text:p>0,0999071596560426</text:p>
          </table:table-cell>
          <table:table-cell table:formula="of:=[.H28]*1000" office:value-type="float" office:value="99.02015283456">
            <text:p>99,02015283456</text:p>
          </table:table-cell>
          <table:table-cell table:formula="of:=[.K28]*1000" office:value-type="float" office:value="98.1331460130775">
            <text:p>98,1331460130775</text:p>
          </table:table-cell>
          <table:table-cell table:formula="of:=[.L28]*1000" office:value-type="float" office:value="99.9071596560426">
            <text:p>99,90715965604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8 ms</text:p>
          </table:table-cell>
          <table:table-cell table:style-name="Default" office:value-type="float" office:value="21.775">
            <text:p>21,775</text:p>
          </table:table-cell>
          <table:table-cell office:value-type="float" office:value="1.8862483751969">
            <text:p>1,8862483751969</text:p>
          </table:table-cell>
          <table:table-cell table:formula="of:=CONFIDENCE(0.05;[.D29];1000)" office:value-type="float" office:value="0.116908737263959">
            <text:p>0,116908737263959</text:p>
          </table:table-cell>
          <table:table-cell table:formula="of:=[.C29]-[.E29]" office:value-type="float" office:value="21.658091262736">
            <text:p>21,658091262736</text:p>
          </table:table-cell>
          <table:table-cell table:formula="of:=[.C29]+[.E29]" office:value-type="float" office:value="21.891908737264">
            <text:p>21,891908737264</text:p>
          </table:table-cell>
          <table:table-cell office:value-type="float" office:value="0.101699058637197">
            <text:p>0,101699058637197</text:p>
          </table:table-cell>
          <table:table-cell office:value-type="float" office:value="0.014668904467145">
            <text:p>0,014668904467145</text:p>
          </table:table-cell>
          <table:table-cell table:formula="of:=CONFIDENCE(0.05;[.I29];1000)" office:value-type="float" office:value="0.000909171411808666">
            <text:p>0,000909171411808666</text:p>
          </table:table-cell>
          <table:table-cell table:formula="of:=[.H29]-[.J29]" office:value-type="float" office:value="0.100789887225388">
            <text:p>0,100789887225388</text:p>
          </table:table-cell>
          <table:table-cell table:formula="of:=[.H29]+[.J29]" office:value-type="float" office:value="0.102608230049006">
            <text:p>0,102608230049006</text:p>
          </table:table-cell>
          <table:table-cell table:formula="of:=[.H29]*1000" office:value-type="float" office:value="101.699058637197">
            <text:p>101,699058637197</text:p>
          </table:table-cell>
          <table:table-cell table:formula="of:=[.K29]*1000" office:value-type="float" office:value="100.789887225388">
            <text:p>100,789887225388</text:p>
          </table:table-cell>
          <table:table-cell table:formula="of:=[.L29]*1000" office:value-type="float" office:value="102.608230049006">
            <text:p>102,6082300490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9 ms</text:p>
          </table:table-cell>
          <table:table-cell table:style-name="Default" office:value-type="float" office:value="21.882">
            <text:p>21,882</text:p>
          </table:table-cell>
          <table:table-cell office:value-type="float" office:value="1.88032220951932">
            <text:p>1,88032220951932</text:p>
          </table:table-cell>
          <table:table-cell table:formula="of:=CONFIDENCE(0.05;[.D30];1000)" office:value-type="float" office:value="0.116541436459201">
            <text:p>0,116541436459201</text:p>
          </table:table-cell>
          <table:table-cell table:formula="of:=[.C30]-[.E30]" office:value-type="float" office:value="21.7654585635408">
            <text:p>21,7654585635408</text:p>
          </table:table-cell>
          <table:table-cell table:formula="of:=[.C30]+[.E30]" office:value-type="float" office:value="21.9985414364592">
            <text:p>21,9985414364592</text:p>
          </table:table-cell>
          <table:table-cell office:value-type="float" office:value="0.10456566184268">
            <text:p>0,10456566184268</text:p>
          </table:table-cell>
          <table:table-cell office:value-type="float" office:value="0.01519102424457">
            <text:p>0,01519102424457</text:p>
          </table:table-cell>
          <table:table-cell table:formula="of:=CONFIDENCE(0.05;[.I30];1000)" office:value-type="float" office:value="0.000941532136240264">
            <text:p>0,000941532136240264</text:p>
          </table:table-cell>
          <table:table-cell table:formula="of:=[.H30]-[.J30]" office:value-type="float" office:value="0.10362412970644">
            <text:p>0,10362412970644</text:p>
          </table:table-cell>
          <table:table-cell table:formula="of:=[.H30]+[.J30]" office:value-type="float" office:value="0.10550719397892">
            <text:p>0,10550719397892</text:p>
          </table:table-cell>
          <table:table-cell table:formula="of:=[.H30]*1000" office:value-type="float" office:value="104.56566184268">
            <text:p>104,56566184268</text:p>
          </table:table-cell>
          <table:table-cell table:formula="of:=[.K30]*1000" office:value-type="float" office:value="103.62412970644">
            <text:p>103,62412970644</text:p>
          </table:table-cell>
          <table:table-cell table:formula="of:=[.L30]*1000" office:value-type="float" office:value="105.50719397892">
            <text:p>105,507193978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0 ms</text:p>
          </table:table-cell>
          <table:table-cell table:style-name="Default" office:value-type="float" office:value="21.886">
            <text:p>21,886</text:p>
          </table:table-cell>
          <table:table-cell office:value-type="float" office:value="1.8271131170079">
            <text:p>1,8271131170079</text:p>
          </table:table-cell>
          <table:table-cell table:formula="of:=CONFIDENCE(0.05;[.D31];1000)" office:value-type="float" office:value="0.113243563338">
            <text:p>0,113243563338</text:p>
          </table:table-cell>
          <table:table-cell table:formula="of:=[.C31]-[.E31]" office:value-type="float" office:value="21.772756436662">
            <text:p>21,772756436662</text:p>
          </table:table-cell>
          <table:table-cell table:formula="of:=[.C31]+[.E31]" office:value-type="float" office:value="21.999243563338">
            <text:p>21,999243563338</text:p>
          </table:table-cell>
          <table:table-cell office:value-type="float" office:value="0.107583105582513">
            <text:p>0,107583105582513</text:p>
          </table:table-cell>
          <table:table-cell office:value-type="float" office:value="0.01632397712221">
            <text:p>0,01632397712221</text:p>
          </table:table-cell>
          <table:table-cell table:formula="of:=CONFIDENCE(0.05;[.I31];1000)" office:value-type="float" office:value="0.00101175199277991">
            <text:p>0,00101175199277991</text:p>
          </table:table-cell>
          <table:table-cell table:formula="of:=[.H31]-[.J31]" office:value-type="float" office:value="0.106571353589733">
            <text:p>0,106571353589733</text:p>
          </table:table-cell>
          <table:table-cell table:formula="of:=[.H31]+[.J31]" office:value-type="float" office:value="0.108594857575293">
            <text:p>0,108594857575293</text:p>
          </table:table-cell>
          <table:table-cell table:formula="of:=[.H31]*1000" office:value-type="float" office:value="107.583105582513">
            <text:p>107,583105582513</text:p>
          </table:table-cell>
          <table:table-cell table:formula="of:=[.K31]*1000" office:value-type="float" office:value="106.571353589733">
            <text:p>106,571353589733</text:p>
          </table:table-cell>
          <table:table-cell table:formula="of:=[.L31]*1000" office:value-type="float" office:value="108.594857575293">
            <text:p>108,59485757529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>
            <text:p>Manda un total de 6*4 = 24 paquetes</text:p>
          </table:table-cell>
          <table:table-cell/>
          <table:table-cell table:style-name="Default" table:formula="of:=AVERAGE(c#ref!:[.C32])" office:value-type="string" office:string-value="Err:508">
            <text:p>Err:50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SQRT(VAR(c#ref!:[.C32]))" office:value-type="string" office:string-value="Err:508">
            <text:p>Err:508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3"/>
          <table:table-cell>
            <draw:frame table:end-cell-address="Sheet1.G69" table:end-x="1.442cm" table:end-y="0.006cm" draw:z-index="0" draw:style-name="gr1" svg:width="25.157cm" svg:height="14.502cm" svg:x="1.443cm" svg:y="0.35cm">
              <draw:object draw:notify-on-update-of-ranges="Sheet1.B2:Sheet1.B31 Sheet1.C1:Sheet1.C1 Sheet1.C2:Sheet1.C31 Sheet1.F1:Sheet1.F1 Sheet1.F2:Sheet1.F31 Sheet1.G1:Sheet1.G1 Sheet1.G2:Sheet1.G31 Sheet1.H1:Sheet1.H1 Sheet1.M2:Sheet1.M31 Sheet1.K1:Sheet1.K1 Sheet1.N2:Sheet1.N31 Sheet1.L1:Sheet1.L1 Sheet1.O2:Sheet1.O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1048539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9">19/03/2011</text:date>, <text:time>14:2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19T14:23:28</dc:date>
    <dc:creator>Jorge Hidalgo</dc:creator>
    <meta:generator>OpenOffice.org/3.2$Linux OpenOffice.org_project/320m12$Build-9483</meta:generator>
    <meta:editing-duration>PT08H35M19S</meta:editing-duration>
    <meta:editing-cycles>25</meta:editing-cycles>
    <meta:document-statistic meta:table-count="1" meta:cell-count="4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interpolation="cubic-spline" chart:symbol-type="automatic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true" chart:axis-position="0" style:rotation-angle="45"/>
      <style:graphic-properties svg:stroke-color="#b3b3b3"/>
      <style:text-properties fo:font-size="12pt" style:font-size-asian="8pt" style:font-size-complex="8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minimum="6" chart:maximum="23" chart:origin="0" chart:interval-major="1" chart:reverse-direction="false" text:line-break="false" chart:axis-position="1"/>
      <style:graphic-properties svg:stroke-width="0.09cm" svg:stroke-color="#ff420e"/>
      <style:text-properties fo:color="#ff420e" fo:font-size="12pt" fo:font-weight="bold" style:font-size-asian="8pt" style:font-size-complex="8pt"/>
    </style:style>
    <style:style style:name="ch6" style:family="chart">
      <style:chart-properties style:rotation-angle="90"/>
      <style:text-properties fo:color="#ff420e"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5" chart:maximum="110" chart:interval-major="5" chart:reverse-direction="false" text:line-break="false" chart:axis-position="end"/>
      <style:graphic-properties svg:stroke-width="0.09cm" svg:stroke-color="#0084d1"/>
      <style:text-properties fo:color="#0084d1" fo:font-size="12pt" fo:font-weight="bold" style:font-size-asian="8pt" style:font-size-complex="8pt"/>
    </style:style>
    <style:style style:name="ch9" style:family="chart">
      <style:chart-properties style:rotation-angle="270"/>
      <style:text-properties fo:color="#0084d1" fo:font-size="12pt" fo:font-weight="bold" style:font-size-asian="9pt" style:font-size-complex="9pt"/>
    </style:style>
    <style:style style:name="ch10" style:family="chart" style:data-style-name="N0">
      <style:chart-properties chart:symbol-type="named-symbol" chart:symbol-name="diamond" chart:symbol-width="0.15cm" chart:symbol-height="0.1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3cm" chart:symbol-height="0.1cm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3cm" chart:symbol-height="0.1cm">
        <chart:symbol-image xlink:href="Pictures/2000000D000000DD000000DD8BC3CA54.svm" xlink:type="simple" xlink:actuate="onLoad"/>
      </style:chart-properties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diamond" chart:symbol-width="0.15cm" chart:symbol-height="0.15cm"/>
      <style:graphic-properties svg:stroke-width="0.088cm" svg:stroke-color="#0084d1" draw:fill-color="#0084d1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3cm" chart:symbol-height="0.1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down" chart:symbol-width="0.3cm" chart:symbol-height="0.1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158cm" svg:height="14.503cm" xlink:href=".." chart:class="chart:line" chart:style-name="ch1">
        <chart:plot-area chart:style-name="ch2" table:cell-range-address="Sheet1.B2:Sheet1.C31 Sheet1.B1:Sheet1.C1 Sheet1.F1:Sheet1.G31 Sheet1.H1:Sheet1.H1 Sheet1.M2:Sheet1.O31 Sheet1.K1:Sheet1.L1" chart:data-source-has-labels="both" svg:x="0.394cm" svg:y="0.439cm" svg:width="24.271cm" svg:height="13.632cm">
          <chart:axis chart:dimension="x" chart:name="primary-x" chart:style-name="ch3">
            <chart:title svg:x="8.534cm" svg:y="13.71cm" chart:style-name="ch4">
              <text:p>Max Random Time between transmissions</text:p>
            </chart:title>
            <chart:categories table:cell-range-address="Sheet1.B2:Sheet1.B31"/>
          </chart:axis>
          <chart:axis chart:dimension="y" chart:name="primary-y" chart:style-name="ch5">
            <chart:title svg:x="0.335cm" svg:y="8.286cm" chart:style-name="ch6">
              <text:p>Received Packets</text:p>
            </chart:title>
            <chart:grid chart:style-name="ch7" chart:class="major"/>
          </chart:axis>
          <chart:axis chart:dimension="y" chart:name="secondary-y" chart:style-name="ch8">
            <chart:title svg:x="24.91cm" svg:y="4.049cm" chart:style-name="ch9">
              <text:p>Last Packet Arrival Time (ms)</text:p>
            </chart:title>
          </chart:axis>
          <chart:series chart:attached-axis="primary-y" chart:style-name="ch10" chart:values-cell-range-address="Sheet1.C2:Sheet1.C31" chart:label-cell-address="Sheet1.C1:Sheet1.C1" chart:class="chart:line">
            <chart:data-point chart:repeated="30"/>
          </chart:series>
          <chart:series chart:attached-axis="primary-y" chart:style-name="ch11" chart:values-cell-range-address="Sheet1.F2:Sheet1.F31" chart:label-cell-address="Sheet1.F1:Sheet1.F1" chart:class="chart:line">
            <chart:data-point chart:repeated="30"/>
          </chart:series>
          <chart:series chart:attached-axis="primary-y" chart:style-name="ch12" chart:values-cell-range-address="Sheet1.G2:Sheet1.G31" chart:label-cell-address="Sheet1.G1:Sheet1.G1" chart:class="chart:line">
            <chart:data-point chart:repeated="30"/>
          </chart:series>
          <chart:series chart:attached-axis="secondary-y" chart:style-name="ch13" chart:values-cell-range-address="Sheet1.M2:Sheet1.M31" chart:label-cell-address="Sheet1.H1:Sheet1.H1" chart:class="chart:line">
            <chart:data-point chart:repeated="30"/>
          </chart:series>
          <chart:series chart:attached-axis="secondary-y" chart:style-name="ch14" chart:values-cell-range-address="Sheet1.N2:Sheet1.N31" chart:label-cell-address="Sheet1.K1:Sheet1.K1" chart:class="chart:line">
            <chart:data-point chart:repeated="30"/>
          </chart:series>
          <chart:series chart:attached-axis="secondary-y" chart:style-name="ch15" chart:values-cell-range-address="Sheet1.O2:Sheet1.O31" chart:label-cell-address="Sheet1.L1:Sheet1.L1" chart:class="chart:line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Average Packets received by Node</text:p>
              </table:table-cell>
              <table:table-cell office:value-type="string">
                <text:p text:id="Sheet1.F1:Sheet1.F1">Interval 1</text:p>
              </table:table-cell>
              <table:table-cell office:value-type="string">
                <text:p text:id="Sheet1.G1:Sheet1.G1">Interval 2</text:p>
              </table:table-cell>
              <table:table-cell office:value-type="string">
                <text:p text:id="Sheet1.H1:Sheet1.H1">Tiempo llegada ultimo paquete</text:p>
              </table:table-cell>
              <table:table-cell office:value-type="string">
                <text:p text:id="Sheet1.K1:Sheet1.K1">Interval 1</text:p>
              </table:table-cell>
              <table:table-cell office:value-type="string">
                <text:p text:id="Sheet1.L1:Sheet1.L1">Interval 2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31">1 ms</text:p>
              </table:table-cell>
              <table:table-cell office:value-type="float" office:value="6.716">
                <text:p text:id="Sheet1.C2:Sheet1.C31">6.716</text:p>
              </table:table-cell>
              <table:table-cell office:value-type="float" office:value="6.56757132987288">
                <text:p text:id="Sheet1.F2:Sheet1.F31">6.56757132987288</text:p>
              </table:table-cell>
              <table:table-cell office:value-type="float" office:value="6.86442867012712">
                <text:p text:id="Sheet1.G2:Sheet1.G31">6.86442867012712</text:p>
              </table:table-cell>
              <table:table-cell office:value-type="float" office:value="16.850317195438">
                <text:p text:id="Sheet1.M2:Sheet1.M31">16.850317195438</text:p>
              </table:table-cell>
              <table:table-cell office:value-type="float" office:value="16.6967323983772">
                <text:p text:id="Sheet1.N2:Sheet1.N31">16.6967323983772</text:p>
              </table:table-cell>
              <table:table-cell office:value-type="float" office:value="17.0039019924988">
                <text:p text:id="Sheet1.O2:Sheet1.O31">17.0039019924988</text:p>
              </table:table-cell>
            </table:table-row>
            <table:table-row>
              <table:table-cell office:value-type="string">
                <text:p>2 ms</text:p>
              </table:table-cell>
              <table:table-cell office:value-type="float" office:value="9.927">
                <text:p>9.927</text:p>
              </table:table-cell>
              <table:table-cell office:value-type="float" office:value="9.76112133587424">
                <text:p>9.76112133587424</text:p>
              </table:table-cell>
              <table:table-cell office:value-type="float" office:value="10.0928786641258">
                <text:p>10.0928786641258</text:p>
              </table:table-cell>
              <table:table-cell office:value-type="float" office:value="21.811623773356">
                <text:p>21.811623773356</text:p>
              </table:table-cell>
              <table:table-cell office:value-type="float" office:value="21.6408918177732">
                <text:p>21.6408918177732</text:p>
              </table:table-cell>
              <table:table-cell office:value-type="float" office:value="21.9823557289388">
                <text:p>21.9823557289388</text:p>
              </table:table-cell>
            </table:table-row>
            <table:table-row>
              <table:table-cell office:value-type="string">
                <text:p>3 ms</text:p>
              </table:table-cell>
              <table:table-cell office:value-type="float" office:value="12.468">
                <text:p>12.468</text:p>
              </table:table-cell>
              <table:table-cell office:value-type="float" office:value="12.2919843102267">
                <text:p>12.2919843102267</text:p>
              </table:table-cell>
              <table:table-cell office:value-type="float" office:value="12.6440156897733">
                <text:p>12.6440156897733</text:p>
              </table:table-cell>
              <table:table-cell office:value-type="float" office:value="26.276179685131">
                <text:p>26.276179685131</text:p>
              </table:table-cell>
              <table:table-cell office:value-type="float" office:value="26.0788990729086">
                <text:p>26.0788990729086</text:p>
              </table:table-cell>
              <table:table-cell office:value-type="float" office:value="26.4734602973534">
                <text:p>26.4734602973534</text:p>
              </table:table-cell>
            </table:table-row>
            <table:table-row>
              <table:table-cell office:value-type="string">
                <text:p>4 ms</text:p>
              </table:table-cell>
              <table:table-cell office:value-type="float" office:value="14.161">
                <text:p>14.161</text:p>
              </table:table-cell>
              <table:table-cell office:value-type="float" office:value="13.9765139826767">
                <text:p>13.9765139826767</text:p>
              </table:table-cell>
              <table:table-cell office:value-type="float" office:value="14.3454860173233">
                <text:p>14.3454860173233</text:p>
              </table:table-cell>
              <table:table-cell office:value-type="float" office:value="30.227409113877">
                <text:p>30.227409113877</text:p>
              </table:table-cell>
              <table:table-cell office:value-type="float" office:value="29.9882146354619">
                <text:p>29.9882146354619</text:p>
              </table:table-cell>
              <table:table-cell office:value-type="float" office:value="30.4666035922921">
                <text:p>30.4666035922921</text:p>
              </table:table-cell>
            </table:table-row>
            <table:table-row>
              <table:table-cell office:value-type="string">
                <text:p>5 ms</text:p>
              </table:table-cell>
              <table:table-cell office:value-type="float" office:value="15.271">
                <text:p>15.271</text:p>
              </table:table-cell>
              <table:table-cell office:value-type="float" office:value="15.0949342563837">
                <text:p>15.0949342563837</text:p>
              </table:table-cell>
              <table:table-cell office:value-type="float" office:value="15.4470657436163">
                <text:p>15.4470657436163</text:p>
              </table:table-cell>
              <table:table-cell office:value-type="float" office:value="33.638303395755">
                <text:p>33.638303395755</text:p>
              </table:table-cell>
              <table:table-cell office:value-type="float" office:value="33.3883089393367">
                <text:p>33.3883089393367</text:p>
              </table:table-cell>
              <table:table-cell office:value-type="float" office:value="33.8882978521733">
                <text:p>33.8882978521733</text:p>
              </table:table-cell>
            </table:table-row>
            <table:table-row>
              <table:table-cell office:value-type="string">
                <text:p>6 ms</text:p>
              </table:table-cell>
              <table:table-cell office:value-type="float" office:value="16.305">
                <text:p>16.305</text:p>
              </table:table-cell>
              <table:table-cell office:value-type="float" office:value="16.123044037245">
                <text:p>16.123044037245</text:p>
              </table:table-cell>
              <table:table-cell office:value-type="float" office:value="16.486955962755">
                <text:p>16.486955962755</text:p>
              </table:table-cell>
              <table:table-cell office:value-type="float" office:value="36.93441660925">
                <text:p>36.93441660925</text:p>
              </table:table-cell>
              <table:table-cell office:value-type="float" office:value="36.6543350501621">
                <text:p>36.6543350501621</text:p>
              </table:table-cell>
              <table:table-cell office:value-type="float" office:value="37.2144981683379">
                <text:p>37.2144981683379</text:p>
              </table:table-cell>
            </table:table-row>
            <table:table-row>
              <table:table-cell office:value-type="string">
                <text:p>7 ms</text:p>
              </table:table-cell>
              <table:table-cell office:value-type="float" office:value="17.125">
                <text:p>17.125</text:p>
              </table:table-cell>
              <table:table-cell office:value-type="float" office:value="16.9491329392269">
                <text:p>16.9491329392269</text:p>
              </table:table-cell>
              <table:table-cell office:value-type="float" office:value="17.3008670607731">
                <text:p>17.3008670607731</text:p>
              </table:table-cell>
              <table:table-cell office:value-type="float" office:value="40.492072987971">
                <text:p>40.492072987971</text:p>
              </table:table-cell>
              <table:table-cell office:value-type="float" office:value="40.1736503218122">
                <text:p>40.1736503218122</text:p>
              </table:table-cell>
              <table:table-cell office:value-type="float" office:value="40.8104956541298">
                <text:p>40.8104956541298</text:p>
              </table:table-cell>
            </table:table-row>
            <table:table-row>
              <table:table-cell office:value-type="string">
                <text:p>8 ms</text:p>
              </table:table-cell>
              <table:table-cell office:value-type="float" office:value="17.749">
                <text:p>17.749</text:p>
              </table:table-cell>
              <table:table-cell office:value-type="float" office:value="17.5738271622918">
                <text:p>17.5738271622918</text:p>
              </table:table-cell>
              <table:table-cell office:value-type="float" office:value="17.9241728377082">
                <text:p>17.9241728377082</text:p>
              </table:table-cell>
              <table:table-cell office:value-type="float" office:value="43.611938432571">
                <text:p>43.611938432571</text:p>
              </table:table-cell>
              <table:table-cell office:value-type="float" office:value="43.2649833809415">
                <text:p>43.2649833809415</text:p>
              </table:table-cell>
              <table:table-cell office:value-type="float" office:value="43.9588934842005">
                <text:p>43.9588934842005</text:p>
              </table:table-cell>
            </table:table-row>
            <table:table-row>
              <table:table-cell office:value-type="string">
                <text:p>9 ms</text:p>
              </table:table-cell>
              <table:table-cell office:value-type="float" office:value="18.215">
                <text:p>18.215</text:p>
              </table:table-cell>
              <table:table-cell office:value-type="float" office:value="18.0511845175398">
                <text:p>18.0511845175398</text:p>
              </table:table-cell>
              <table:table-cell office:value-type="float" office:value="18.3788154824602">
                <text:p>18.3788154824602</text:p>
              </table:table-cell>
              <table:table-cell office:value-type="float" office:value="46.64077272361">
                <text:p>46.64077272361</text:p>
              </table:table-cell>
              <table:table-cell office:value-type="float" office:value="46.2562916708795">
                <text:p>46.2562916708795</text:p>
              </table:table-cell>
              <table:table-cell office:value-type="float" office:value="47.0252537763405">
                <text:p>47.0252537763405</text:p>
              </table:table-cell>
            </table:table-row>
            <table:table-row>
              <table:table-cell office:value-type="string">
                <text:p>10 ms</text:p>
              </table:table-cell>
              <table:table-cell office:value-type="float" office:value="18.621">
                <text:p>18.621</text:p>
              </table:table-cell>
              <table:table-cell office:value-type="float" office:value="18.4628141143958">
                <text:p>18.4628141143958</text:p>
              </table:table-cell>
              <table:table-cell office:value-type="float" office:value="18.7791858856042">
                <text:p>18.7791858856042</text:p>
              </table:table-cell>
              <table:table-cell office:value-type="float" office:value="49.760945622119">
                <text:p>49.760945622119</text:p>
              </table:table-cell>
              <table:table-cell office:value-type="float" office:value="49.3603668590165">
                <text:p>49.3603668590165</text:p>
              </table:table-cell>
              <table:table-cell office:value-type="float" office:value="50.1615243852215">
                <text:p>50.1615243852215</text:p>
              </table:table-cell>
            </table:table-row>
            <table:table-row>
              <table:table-cell office:value-type="string">
                <text:p>11 ms</text:p>
              </table:table-cell>
              <table:table-cell office:value-type="float" office:value="19.153">
                <text:p>19.153</text:p>
              </table:table-cell>
              <table:table-cell office:value-type="float" office:value="18.9901637493819">
                <text:p>18.9901637493819</text:p>
              </table:table-cell>
              <table:table-cell office:value-type="float" office:value="19.3158362506181">
                <text:p>19.3158362506181</text:p>
              </table:table-cell>
              <table:table-cell office:value-type="float" office:value="52.931123314429">
                <text:p>52.931123314429</text:p>
              </table:table-cell>
              <table:table-cell office:value-type="float" office:value="52.5002225921204">
                <text:p>52.5002225921204</text:p>
              </table:table-cell>
              <table:table-cell office:value-type="float" office:value="53.3620240367376">
                <text:p>53.3620240367376</text:p>
              </table:table-cell>
            </table:table-row>
            <table:table-row>
              <table:table-cell office:value-type="string">
                <text:p>12 ms</text:p>
              </table:table-cell>
              <table:table-cell office:value-type="float" office:value="19.452">
                <text:p>19.452</text:p>
              </table:table-cell>
              <table:table-cell office:value-type="float" office:value="19.2986985654391">
                <text:p>19.2986985654391</text:p>
              </table:table-cell>
              <table:table-cell office:value-type="float" office:value="19.6053014345609">
                <text:p>19.6053014345609</text:p>
              </table:table-cell>
              <table:table-cell office:value-type="float" office:value="55.802755324739">
                <text:p>55.802755324739</text:p>
              </table:table-cell>
              <table:table-cell office:value-type="float" office:value="55.3476525202648">
                <text:p>55.3476525202648</text:p>
              </table:table-cell>
              <table:table-cell office:value-type="float" office:value="56.2578581292132">
                <text:p>56.2578581292132</text:p>
              </table:table-cell>
            </table:table-row>
            <table:table-row>
              <table:table-cell office:value-type="string">
                <text:p>13 ms</text:p>
              </table:table-cell>
              <table:table-cell office:value-type="float" office:value="19.746">
                <text:p>19.746</text:p>
              </table:table-cell>
              <table:table-cell office:value-type="float" office:value="19.5989751190689">
                <text:p>19.5989751190689</text:p>
              </table:table-cell>
              <table:table-cell office:value-type="float" office:value="19.8930248809311">
                <text:p>19.8930248809311</text:p>
              </table:table-cell>
              <table:table-cell office:value-type="float" office:value="59.039716245549">
                <text:p>59.039716245549</text:p>
              </table:table-cell>
              <table:table-cell office:value-type="float" office:value="58.5585960191538">
                <text:p>58.5585960191538</text:p>
              </table:table-cell>
              <table:table-cell office:value-type="float" office:value="59.5208364719442">
                <text:p>59.5208364719442</text:p>
              </table:table-cell>
            </table:table-row>
            <table:table-row>
              <table:table-cell office:value-type="string">
                <text:p>14 ms</text:p>
              </table:table-cell>
              <table:table-cell office:value-type="float" office:value="20.059">
                <text:p>20.059</text:p>
              </table:table-cell>
              <table:table-cell office:value-type="float" office:value="19.9111140971198">
                <text:p>19.9111140971198</text:p>
              </table:table-cell>
              <table:table-cell office:value-type="float" office:value="20.2068859028802">
                <text:p>20.2068859028802</text:p>
              </table:table-cell>
              <table:table-cell office:value-type="float" office:value="61.258313784998">
                <text:p>61.258313784998</text:p>
              </table:table-cell>
              <table:table-cell office:value-type="float" office:value="60.7557108062142">
                <text:p>60.7557108062142</text:p>
              </table:table-cell>
              <table:table-cell office:value-type="float" office:value="61.7609167637818">
                <text:p>61.7609167637818</text:p>
              </table:table-cell>
            </table:table-row>
            <table:table-row>
              <table:table-cell office:value-type="string">
                <text:p>15 ms</text:p>
              </table:table-cell>
              <table:table-cell office:value-type="float" office:value="20.157">
                <text:p>20.157</text:p>
              </table:table-cell>
              <table:table-cell office:value-type="float" office:value="20.0120710490223">
                <text:p>20.0120710490223</text:p>
              </table:table-cell>
              <table:table-cell office:value-type="float" office:value="20.3019289509777">
                <text:p>20.3019289509777</text:p>
              </table:table-cell>
              <table:table-cell office:value-type="float" office:value="64.555444848128">
                <text:p>64.555444848128</text:p>
              </table:table-cell>
              <table:table-cell office:value-type="float" office:value="64.0175685440224">
                <text:p>64.0175685440224</text:p>
              </table:table-cell>
              <table:table-cell office:value-type="float" office:value="65.0933211522336">
                <text:p>65.0933211522336</text:p>
              </table:table-cell>
            </table:table-row>
            <table:table-row>
              <table:table-cell office:value-type="string">
                <text:p>16 ms</text:p>
              </table:table-cell>
              <table:table-cell office:value-type="float" office:value="20.404">
                <text:p>20.404</text:p>
              </table:table-cell>
              <table:table-cell office:value-type="float" office:value="20.259410623001">
                <text:p>20.259410623001</text:p>
              </table:table-cell>
              <table:table-cell office:value-type="float" office:value="20.548589376999">
                <text:p>20.548589376999</text:p>
              </table:table-cell>
              <table:table-cell office:value-type="float" office:value="67.600065676163">
                <text:p>67.600065676163</text:p>
              </table:table-cell>
              <table:table-cell office:value-type="float" office:value="66.9882925962092">
                <text:p>66.9882925962092</text:p>
              </table:table-cell>
              <table:table-cell office:value-type="float" office:value="68.2118387561168">
                <text:p>68.2118387561168</text:p>
              </table:table-cell>
            </table:table-row>
            <table:table-row>
              <table:table-cell office:value-type="string">
                <text:p>17 ms</text:p>
              </table:table-cell>
              <table:table-cell office:value-type="float" office:value="20.599">
                <text:p>20.599</text:p>
              </table:table-cell>
              <table:table-cell office:value-type="float" office:value="20.4578909996711">
                <text:p>20.4578909996711</text:p>
              </table:table-cell>
              <table:table-cell office:value-type="float" office:value="20.7401090003289">
                <text:p>20.7401090003289</text:p>
              </table:table-cell>
              <table:table-cell office:value-type="float" office:value="70.615867596921">
                <text:p>70.615867596921</text:p>
              </table:table-cell>
              <table:table-cell office:value-type="float" office:value="70.0051085963725">
                <text:p>70.0051085963725</text:p>
              </table:table-cell>
              <table:table-cell office:value-type="float" office:value="71.2266265974695">
                <text:p>71.2266265974695</text:p>
              </table:table-cell>
            </table:table-row>
            <table:table-row>
              <table:table-cell office:value-type="string">
                <text:p>18 ms</text:p>
              </table:table-cell>
              <table:table-cell office:value-type="float" office:value="20.719">
                <text:p>20.719</text:p>
              </table:table-cell>
              <table:table-cell office:value-type="float" office:value="20.5869301341068">
                <text:p>20.5869301341068</text:p>
              </table:table-cell>
              <table:table-cell office:value-type="float" office:value="20.8510698658932">
                <text:p>20.8510698658932</text:p>
              </table:table-cell>
              <table:table-cell office:value-type="float" office:value="74.06448635178">
                <text:p>74.06448635178</text:p>
              </table:table-cell>
              <table:table-cell office:value-type="float" office:value="73.3911450368872">
                <text:p>73.3911450368872</text:p>
              </table:table-cell>
              <table:table-cell office:value-type="float" office:value="74.7378276666728">
                <text:p>74.7378276666728</text:p>
              </table:table-cell>
            </table:table-row>
            <table:table-row>
              <table:table-cell office:value-type="string">
                <text:p>19 ms</text:p>
              </table:table-cell>
              <table:table-cell office:value-type="float" office:value="20.967">
                <text:p>20.967</text:p>
              </table:table-cell>
              <table:table-cell office:value-type="float" office:value="20.8376384086402">
                <text:p>20.8376384086402</text:p>
              </table:table-cell>
              <table:table-cell office:value-type="float" office:value="21.0963615913598">
                <text:p>21.0963615913598</text:p>
              </table:table-cell>
              <table:table-cell office:value-type="float" office:value="76.207432338272">
                <text:p>76.207432338272</text:p>
              </table:table-cell>
              <table:table-cell office:value-type="float" office:value="75.5302915652267">
                <text:p>75.5302915652267</text:p>
              </table:table-cell>
              <table:table-cell office:value-type="float" office:value="76.8845731113173">
                <text:p>76.8845731113173</text:p>
              </table:table-cell>
            </table:table-row>
            <table:table-row>
              <table:table-cell office:value-type="string">
                <text:p>20 ms</text:p>
              </table:table-cell>
              <table:table-cell office:value-type="float" office:value="21.12">
                <text:p>21.12</text:p>
              </table:table-cell>
              <table:table-cell office:value-type="float" office:value="20.9917176413821">
                <text:p>20.9917176413821</text:p>
              </table:table-cell>
              <table:table-cell office:value-type="float" office:value="21.2482823586179">
                <text:p>21.2482823586179</text:p>
              </table:table-cell>
              <table:table-cell office:value-type="float" office:value="78.655798713759">
                <text:p>78.655798713759</text:p>
              </table:table-cell>
              <table:table-cell office:value-type="float" office:value="78.0125649753893">
                <text:p>78.0125649753893</text:p>
              </table:table-cell>
              <table:table-cell office:value-type="float" office:value="79.2990324521287">
                <text:p>79.2990324521287</text:p>
              </table:table-cell>
            </table:table-row>
            <table:table-row>
              <table:table-cell office:value-type="string">
                <text:p>21 ms</text:p>
              </table:table-cell>
              <table:table-cell office:value-type="float" office:value="21.171">
                <text:p>21.171</text:p>
              </table:table-cell>
              <table:table-cell office:value-type="float" office:value="21.0444049729494">
                <text:p>21.0444049729494</text:p>
              </table:table-cell>
              <table:table-cell office:value-type="float" office:value="21.2975950270506">
                <text:p>21.2975950270506</text:p>
              </table:table-cell>
              <table:table-cell office:value-type="float" office:value="81.880180111065">
                <text:p>81.880180111065</text:p>
              </table:table-cell>
              <table:table-cell office:value-type="float" office:value="81.1902990782532">
                <text:p>81.1902990782532</text:p>
              </table:table-cell>
              <table:table-cell office:value-type="float" office:value="82.5700611438768">
                <text:p>82.5700611438768</text:p>
              </table:table-cell>
            </table:table-row>
            <table:table-row>
              <table:table-cell office:value-type="string">
                <text:p>22 ms</text:p>
              </table:table-cell>
              <table:table-cell office:value-type="float" office:value="21.269">
                <text:p>21.269</text:p>
              </table:table-cell>
              <table:table-cell office:value-type="float" office:value="21.141694977588">
                <text:p>21.141694977588</text:p>
              </table:table-cell>
              <table:table-cell office:value-type="float" office:value="21.396305022412">
                <text:p>21.396305022412</text:p>
              </table:table-cell>
              <table:table-cell office:value-type="float" office:value="84.584831768747">
                <text:p>84.584831768747</text:p>
              </table:table-cell>
              <table:table-cell office:value-type="float" office:value="83.826054938981">
                <text:p>83.826054938981</text:p>
              </table:table-cell>
              <table:table-cell office:value-type="float" office:value="85.343608598513">
                <text:p>85.343608598513</text:p>
              </table:table-cell>
            </table:table-row>
            <table:table-row>
              <table:table-cell office:value-type="string">
                <text:p>23 ms</text:p>
              </table:table-cell>
              <table:table-cell office:value-type="float" office:value="21.334">
                <text:p>21.334</text:p>
              </table:table-cell>
              <table:table-cell office:value-type="float" office:value="21.2052561920207">
                <text:p>21.2052561920207</text:p>
              </table:table-cell>
              <table:table-cell office:value-type="float" office:value="21.4627438079793">
                <text:p>21.4627438079793</text:p>
              </table:table-cell>
              <table:table-cell office:value-type="float" office:value="87.526152938807">
                <text:p>87.526152938807</text:p>
              </table:table-cell>
              <table:table-cell office:value-type="float" office:value="86.7765143486075">
                <text:p>86.7765143486075</text:p>
              </table:table-cell>
              <table:table-cell office:value-type="float" office:value="88.2757915290066">
                <text:p>88.2757915290066</text:p>
              </table:table-cell>
            </table:table-row>
            <table:table-row>
              <table:table-cell office:value-type="string">
                <text:p>24 ms</text:p>
              </table:table-cell>
              <table:table-cell office:value-type="float" office:value="21.41">
                <text:p>21.41</text:p>
              </table:table-cell>
              <table:table-cell office:value-type="float" office:value="21.279248947964">
                <text:p>21.279248947964</text:p>
              </table:table-cell>
              <table:table-cell office:value-type="float" office:value="21.540751052036">
                <text:p>21.540751052036</text:p>
              </table:table-cell>
              <table:table-cell office:value-type="float" office:value="90.136589422389">
                <text:p>90.136589422389</text:p>
              </table:table-cell>
              <table:table-cell office:value-type="float" office:value="89.3585966288551">
                <text:p>89.3585966288551</text:p>
              </table:table-cell>
              <table:table-cell office:value-type="float" office:value="90.9145822159229">
                <text:p>90.9145822159229</text:p>
              </table:table-cell>
            </table:table-row>
            <table:table-row>
              <table:table-cell office:value-type="string">
                <text:p>25 ms</text:p>
              </table:table-cell>
              <table:table-cell office:value-type="float" office:value="21.52">
                <text:p>21.52</text:p>
              </table:table-cell>
              <table:table-cell office:value-type="float" office:value="21.3890476488373">
                <text:p>21.3890476488373</text:p>
              </table:table-cell>
              <table:table-cell office:value-type="float" office:value="21.6509523511627">
                <text:p>21.6509523511627</text:p>
              </table:table-cell>
              <table:table-cell office:value-type="float" office:value="93.280251206354">
                <text:p>93.280251206354</text:p>
              </table:table-cell>
              <table:table-cell office:value-type="float" office:value="92.4560422534569">
                <text:p>92.4560422534569</text:p>
              </table:table-cell>
              <table:table-cell office:value-type="float" office:value="94.1044601592511">
                <text:p>94.1044601592511</text:p>
              </table:table-cell>
            </table:table-row>
            <table:table-row>
              <table:table-cell office:value-type="string">
                <text:p>26 ms</text:p>
              </table:table-cell>
              <table:table-cell office:value-type="float" office:value="21.715">
                <text:p>21.715</text:p>
              </table:table-cell>
              <table:table-cell office:value-type="float" office:value="21.592479788974">
                <text:p>21.592479788974</text:p>
              </table:table-cell>
              <table:table-cell office:value-type="float" office:value="21.837520211026">
                <text:p>21.837520211026</text:p>
              </table:table-cell>
              <table:table-cell office:value-type="float" office:value="95.71163592706">
                <text:p>95.71163592706</text:p>
              </table:table-cell>
              <table:table-cell office:value-type="float" office:value="94.8544982786289">
                <text:p>94.8544982786289</text:p>
              </table:table-cell>
              <table:table-cell office:value-type="float" office:value="96.5687735754912">
                <text:p>96.5687735754912</text:p>
              </table:table-cell>
            </table:table-row>
            <table:table-row>
              <table:table-cell office:value-type="string">
                <text:p>27 ms</text:p>
              </table:table-cell>
              <table:table-cell office:value-type="float" office:value="21.677">
                <text:p>21.677</text:p>
              </table:table-cell>
              <table:table-cell office:value-type="float" office:value="21.5556640845056">
                <text:p>21.5556640845056</text:p>
              </table:table-cell>
              <table:table-cell office:value-type="float" office:value="21.7983359154944">
                <text:p>21.7983359154944</text:p>
              </table:table-cell>
              <table:table-cell office:value-type="float" office:value="99.02015283456">
                <text:p>99.02015283456</text:p>
              </table:table-cell>
              <table:table-cell office:value-type="float" office:value="98.1331460130775">
                <text:p>98.1331460130775</text:p>
              </table:table-cell>
              <table:table-cell office:value-type="float" office:value="99.9071596560426">
                <text:p>99.9071596560426</text:p>
              </table:table-cell>
            </table:table-row>
            <table:table-row>
              <table:table-cell office:value-type="string">
                <text:p>28 ms</text:p>
              </table:table-cell>
              <table:table-cell office:value-type="float" office:value="21.775">
                <text:p>21.775</text:p>
              </table:table-cell>
              <table:table-cell office:value-type="float" office:value="21.658091262736">
                <text:p>21.658091262736</text:p>
              </table:table-cell>
              <table:table-cell office:value-type="float" office:value="21.891908737264">
                <text:p>21.891908737264</text:p>
              </table:table-cell>
              <table:table-cell office:value-type="float" office:value="101.699058637197">
                <text:p>101.699058637197</text:p>
              </table:table-cell>
              <table:table-cell office:value-type="float" office:value="100.789887225388">
                <text:p>100.789887225388</text:p>
              </table:table-cell>
              <table:table-cell office:value-type="float" office:value="102.608230049006">
                <text:p>102.608230049006</text:p>
              </table:table-cell>
            </table:table-row>
            <table:table-row>
              <table:table-cell office:value-type="string">
                <text:p>29 ms</text:p>
              </table:table-cell>
              <table:table-cell office:value-type="float" office:value="21.882">
                <text:p>21.882</text:p>
              </table:table-cell>
              <table:table-cell office:value-type="float" office:value="21.7654585635408">
                <text:p>21.7654585635408</text:p>
              </table:table-cell>
              <table:table-cell office:value-type="float" office:value="21.9985414364592">
                <text:p>21.9985414364592</text:p>
              </table:table-cell>
              <table:table-cell office:value-type="float" office:value="104.56566184268">
                <text:p>104.56566184268</text:p>
              </table:table-cell>
              <table:table-cell office:value-type="float" office:value="103.62412970644">
                <text:p>103.62412970644</text:p>
              </table:table-cell>
              <table:table-cell office:value-type="float" office:value="105.50719397892">
                <text:p>105.50719397892</text:p>
              </table:table-cell>
            </table:table-row>
            <table:table-row>
              <table:table-cell office:value-type="string">
                <text:p>30 ms</text:p>
              </table:table-cell>
              <table:table-cell office:value-type="float" office:value="21.886">
                <text:p>21.886</text:p>
              </table:table-cell>
              <table:table-cell office:value-type="float" office:value="21.772756436662">
                <text:p>21.772756436662</text:p>
              </table:table-cell>
              <table:table-cell office:value-type="float" office:value="21.999243563338">
                <text:p>21.999243563338</text:p>
              </table:table-cell>
              <table:table-cell office:value-type="float" office:value="107.583105582513">
                <text:p>107.583105582513</text:p>
              </table:table-cell>
              <table:table-cell office:value-type="float" office:value="106.571353589733">
                <text:p>106.571353589733</text:p>
              </table:table-cell>
              <table:table-cell office:value-type="float" office:value="108.594857575293">
                <text:p>108.5948575752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